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COS([.A1])" office:value-type="float" office:value="1" calcext:value-type="float">
            <text:p>1</text:p>
          </table:table-cell>
          <table:table-cell table:formula="of:=SIN([.A1])" office:value-type="float" office:value="0" calcext:value-type="float">
            <text:p>0</text:p>
          </table:table-cell>
          <table:table-cell table:formula="of:=[.A1]+5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COS([.A2])" office:value-type="float" office:value="0.995004165278026" calcext:value-type="float">
            <text:p>0.995004165278026</text:p>
          </table:table-cell>
          <table:table-cell table:formula="of:=SIN([.A2])" office:value-type="float" office:value="0.0998334166468282" calcext:value-type="float">
            <text:p>0.099833416646828</text:p>
          </table:table-cell>
          <table:table-cell table:formula="of:=[.A2]+5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COS([.A3])" office:value-type="float" office:value="0.980066577841242" calcext:value-type="float">
            <text:p>0.980066577841242</text:p>
          </table:table-cell>
          <table:table-cell table:formula="of:=SIN([.A3])" office:value-type="float" office:value="0.198669330795061" calcext:value-type="float">
            <text:p>0.198669330795061</text:p>
          </table:table-cell>
          <table:table-cell table:formula="of:=[.A3]+5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COS([.A4])" office:value-type="float" office:value="0.955336489125606" calcext:value-type="float">
            <text:p>0.955336489125606</text:p>
          </table:table-cell>
          <table:table-cell table:formula="of:=SIN([.A4])" office:value-type="float" office:value="0.29552020666134" calcext:value-type="float">
            <text:p>0.29552020666134</text:p>
          </table:table-cell>
          <table:table-cell table:formula="of:=[.A4]+5"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COS([.A5])" office:value-type="float" office:value="0.921060994002885" calcext:value-type="float">
            <text:p>0.921060994002885</text:p>
          </table:table-cell>
          <table:table-cell table:formula="of:=SIN([.A5])" office:value-type="float" office:value="0.38941834230865" calcext:value-type="float">
            <text:p>0.38941834230865</text:p>
          </table:table-cell>
          <table:table-cell table:formula="of:=[.A5]+5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COS([.A6])" office:value-type="float" office:value="0.877582561890373" calcext:value-type="float">
            <text:p>0.877582561890373</text:p>
          </table:table-cell>
          <table:table-cell table:formula="of:=SIN([.A6])" office:value-type="float" office:value="0.479425538604203" calcext:value-type="float">
            <text:p>0.479425538604203</text:p>
          </table:table-cell>
          <table:table-cell table:formula="of:=[.A6]+5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COS([.A7])" office:value-type="float" office:value="0.825335614909678" calcext:value-type="float">
            <text:p>0.825335614909678</text:p>
          </table:table-cell>
          <table:table-cell table:formula="of:=SIN([.A7])" office:value-type="float" office:value="0.564642473395035" calcext:value-type="float">
            <text:p>0.564642473395035</text:p>
          </table:table-cell>
          <table:table-cell table:formula="of:=[.A7]+5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COS([.A8])" office:value-type="float" office:value="0.764842187284488" calcext:value-type="float">
            <text:p>0.764842187284488</text:p>
          </table:table-cell>
          <table:table-cell table:formula="of:=SIN([.A8])" office:value-type="float" office:value="0.644217687237691" calcext:value-type="float">
            <text:p>0.644217687237691</text:p>
          </table:table-cell>
          <table:table-cell table:formula="of:=[.A8]+5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COS([.A9])" office:value-type="float" office:value="0.696706709347165" calcext:value-type="float">
            <text:p>0.696706709347165</text:p>
          </table:table-cell>
          <table:table-cell table:formula="of:=SIN([.A9])" office:value-type="float" office:value="0.717356090899523" calcext:value-type="float">
            <text:p>0.717356090899523</text:p>
          </table:table-cell>
          <table:table-cell table:formula="of:=[.A9]+5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COS([.A10])" office:value-type="float" office:value="0.621609968270664" calcext:value-type="float">
            <text:p>0.621609968270664</text:p>
          </table:table-cell>
          <table:table-cell table:formula="of:=SIN([.A10])" office:value-type="float" office:value="0.783326909627483" calcext:value-type="float">
            <text:p>0.783326909627483</text:p>
          </table:table-cell>
          <table:table-cell table:formula="of:=[.A10]+5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[.A11])" office:value-type="float" office:value="0.54030230586814" calcext:value-type="float">
            <text:p>0.54030230586814</text:p>
          </table:table-cell>
          <table:table-cell table:formula="of:=SIN([.A11])" office:value-type="float" office:value="0.841470984807896" calcext:value-type="float">
            <text:p>0.841470984807896</text:p>
          </table:table-cell>
          <table:table-cell table:formula="of:=[.A11]+5" office:value-type="float" office:value="6" calcext:value-type="float">
            <text:p>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COS([.A12])" office:value-type="float" office:value="0.453596121425577" calcext:value-type="float">
            <text:p>0.453596121425577</text:p>
          </table:table-cell>
          <table:table-cell table:formula="of:=SIN([.A12])" office:value-type="float" office:value="0.891207360061435" calcext:value-type="float">
            <text:p>0.891207360061435</text:p>
          </table:table-cell>
          <table:table-cell table:formula="of:=[.A12]+5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COS([.A13])" office:value-type="float" office:value="0.362357754476673" calcext:value-type="float">
            <text:p>0.362357754476673</text:p>
          </table:table-cell>
          <table:table-cell table:formula="of:=SIN([.A13])" office:value-type="float" office:value="0.932039085967226" calcext:value-type="float">
            <text:p>0.932039085967226</text:p>
          </table:table-cell>
          <table:table-cell table:formula="of:=[.A13]+5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COS([.A14])" office:value-type="float" office:value="0.267498828624587" calcext:value-type="float">
            <text:p>0.267498828624587</text:p>
          </table:table-cell>
          <table:table-cell table:formula="of:=SIN([.A14])" office:value-type="float" office:value="0.963558185417193" calcext:value-type="float">
            <text:p>0.963558185417193</text:p>
          </table:table-cell>
          <table:table-cell table:formula="of:=[.A14]+5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COS([.A15])" office:value-type="float" office:value="0.169967142900241" calcext:value-type="float">
            <text:p>0.169967142900241</text:p>
          </table:table-cell>
          <table:table-cell table:formula="of:=SIN([.A15])" office:value-type="float" office:value="0.98544972998846" calcext:value-type="float">
            <text:p>0.98544972998846</text:p>
          </table:table-cell>
          <table:table-cell table:formula="of:=[.A15]+5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COS([.A16])" office:value-type="float" office:value="0.0707372016677029" calcext:value-type="float">
            <text:p>0.070737201667703</text:p>
          </table:table-cell>
          <table:table-cell table:formula="of:=SIN([.A16])" office:value-type="float" office:value="0.997494986604055" calcext:value-type="float">
            <text:p>0.997494986604055</text:p>
          </table:table-cell>
          <table:table-cell table:formula="of:=[.A16]+5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COS([.A17])" office:value-type="float" office:value="-0.0291995223012888" calcext:value-type="float">
            <text:p>-0.029199522301289</text:p>
          </table:table-cell>
          <table:table-cell table:formula="of:=SIN([.A17])" office:value-type="float" office:value="0.999573603041505" calcext:value-type="float">
            <text:p>0.999573603041505</text:p>
          </table:table-cell>
          <table:table-cell table:formula="of:=[.A17]+5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COS([.A18])" office:value-type="float" office:value="-0.128844494295525" calcext:value-type="float">
            <text:p>-0.128844494295525</text:p>
          </table:table-cell>
          <table:table-cell table:formula="of:=SIN([.A18])" office:value-type="float" office:value="0.991664810452468" calcext:value-type="float">
            <text:p>0.991664810452468</text:p>
          </table:table-cell>
          <table:table-cell table:formula="of:=[.A18]+5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COS([.A19])" office:value-type="float" office:value="-0.227202094693087" calcext:value-type="float">
            <text:p>-0.227202094693087</text:p>
          </table:table-cell>
          <table:table-cell table:formula="of:=SIN([.A19])" office:value-type="float" office:value="0.973847630878195" calcext:value-type="float">
            <text:p>0.973847630878195</text:p>
          </table:table-cell>
          <table:table-cell table:formula="of:=[.A19]+5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COS([.A20])" office:value-type="float" office:value="-0.323289566863504" calcext:value-type="float">
            <text:p>-0.323289566863504</text:p>
          </table:table-cell>
          <table:table-cell table:formula="of:=SIN([.A20])" office:value-type="float" office:value="0.946300087687414" calcext:value-type="float">
            <text:p>0.946300087687414</text:p>
          </table:table-cell>
          <table:table-cell table:formula="of:=[.A20]+5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[.A21])" office:value-type="float" office:value="-0.416146836547142" calcext:value-type="float">
            <text:p>-0.416146836547142</text:p>
          </table:table-cell>
          <table:table-cell table:formula="of:=SIN([.A21])" office:value-type="float" office:value="0.909297426825682" calcext:value-type="float">
            <text:p>0.909297426825682</text:p>
          </table:table-cell>
          <table:table-cell table:formula="of:=[.A21]+5" office:value-type="float" office:value="7" calcext:value-type="float">
            <text:p>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COS([.A22])" office:value-type="float" office:value="-0.504846104599858" calcext:value-type="float">
            <text:p>-0.504846104599858</text:p>
          </table:table-cell>
          <table:table-cell table:formula="of:=SIN([.A22])" office:value-type="float" office:value="0.863209366648874" calcext:value-type="float">
            <text:p>0.863209366648874</text:p>
          </table:table-cell>
          <table:table-cell table:formula="of:=[.A22]+5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COS([.A23])" office:value-type="float" office:value="-0.588501117255346" calcext:value-type="float">
            <text:p>-0.588501117255346</text:p>
          </table:table-cell>
          <table:table-cell table:formula="of:=SIN([.A23])" office:value-type="float" office:value="0.80849640381959" calcext:value-type="float">
            <text:p>0.80849640381959</text:p>
          </table:table-cell>
          <table:table-cell table:formula="of:=[.A23]+5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COS([.A24])" office:value-type="float" office:value="-0.666276021279824" calcext:value-type="float">
            <text:p>-0.666276021279824</text:p>
          </table:table-cell>
          <table:table-cell table:formula="of:=SIN([.A24])" office:value-type="float" office:value="0.74570521217672" calcext:value-type="float">
            <text:p>0.74570521217672</text:p>
          </table:table-cell>
          <table:table-cell table:formula="of:=[.A24]+5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COS([.A25])" office:value-type="float" office:value="-0.737393715541246" calcext:value-type="float">
            <text:p>-0.737393715541246</text:p>
          </table:table-cell>
          <table:table-cell table:formula="of:=SIN([.A25])" office:value-type="float" office:value="0.675463180551151" calcext:value-type="float">
            <text:p>0.675463180551151</text:p>
          </table:table-cell>
          <table:table-cell table:formula="of:=[.A25]+5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COS([.A26])" office:value-type="float" office:value="-0.801143615546934" calcext:value-type="float">
            <text:p>-0.801143615546934</text:p>
          </table:table-cell>
          <table:table-cell table:formula="of:=SIN([.A26])" office:value-type="float" office:value="0.598472144103957" calcext:value-type="float">
            <text:p>0.598472144103957</text:p>
          </table:table-cell>
          <table:table-cell table:formula="of:=[.A26]+5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COS([.A27])" office:value-type="float" office:value="-0.856888753368947" calcext:value-type="float">
            <text:p>-0.856888753368947</text:p>
          </table:table-cell>
          <table:table-cell table:formula="of:=SIN([.A27])" office:value-type="float" office:value="0.515501371821464" calcext:value-type="float">
            <text:p>0.515501371821464</text:p>
          </table:table-cell>
          <table:table-cell table:formula="of:=[.A27]+5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COS([.A28])" office:value-type="float" office:value="-0.904072142017061" calcext:value-type="float">
            <text:p>-0.904072142017061</text:p>
          </table:table-cell>
          <table:table-cell table:formula="of:=SIN([.A28])" office:value-type="float" office:value="0.42737988023383" calcext:value-type="float">
            <text:p>0.42737988023383</text:p>
          </table:table-cell>
          <table:table-cell table:formula="of:=[.A28]+5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COS([.A29])" office:value-type="float" office:value="-0.942222340668658" calcext:value-type="float">
            <text:p>-0.942222340668658</text:p>
          </table:table-cell>
          <table:table-cell table:formula="of:=SIN([.A29])" office:value-type="float" office:value="0.334988150155905" calcext:value-type="float">
            <text:p>0.334988150155905</text:p>
          </table:table-cell>
          <table:table-cell table:formula="of:=[.A29]+5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COS([.A30])" office:value-type="float" office:value="-0.970958165149591" calcext:value-type="float">
            <text:p>-0.970958165149591</text:p>
          </table:table-cell>
          <table:table-cell table:formula="of:=SIN([.A30])" office:value-type="float" office:value="0.239249329213982" calcext:value-type="float">
            <text:p>0.239249329213982</text:p>
          </table:table-cell>
          <table:table-cell table:formula="of:=[.A30]+5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[.A31])" office:value-type="float" office:value="-0.989992496600445" calcext:value-type="float">
            <text:p>-0.989992496600445</text:p>
          </table:table-cell>
          <table:table-cell table:formula="of:=SIN([.A31])" office:value-type="float" office:value="0.141120008059867" calcext:value-type="float">
            <text:p>0.141120008059867</text:p>
          </table:table-cell>
          <table:table-cell table:formula="of:=[.A31]+5" office:value-type="float" office:value="8" calcext:value-type="float">
            <text:p>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COS([.A32])" office:value-type="float" office:value="-0.999135150273279" calcext:value-type="float">
            <text:p>-0.999135150273279</text:p>
          </table:table-cell>
          <table:table-cell table:formula="of:=SIN([.A32])" office:value-type="float" office:value="0.0415806624332905" calcext:value-type="float">
            <text:p>0.041580662433291</text:p>
          </table:table-cell>
          <table:table-cell table:formula="of:=[.A32]+5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COS([.A33])" office:value-type="float" office:value="-0.998294775794753" calcext:value-type="float">
            <text:p>-0.998294775794753</text:p>
          </table:table-cell>
          <table:table-cell table:formula="of:=SIN([.A33])" office:value-type="float" office:value="-0.0583741434275801" calcext:value-type="float">
            <text:p>-0.05837414342758</text:p>
          </table:table-cell>
          <table:table-cell table:formula="of:=[.A33]+5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COS([.A34])" office:value-type="float" office:value="-0.987479769908865" calcext:value-type="float">
            <text:p>-0.987479769908865</text:p>
          </table:table-cell>
          <table:table-cell table:formula="of:=SIN([.A34])" office:value-type="float" office:value="-0.157745694143249" calcext:value-type="float">
            <text:p>-0.157745694143249</text:p>
          </table:table-cell>
          <table:table-cell table:formula="of:=[.A34]+5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COS([.A35])" office:value-type="float" office:value="-0.966798192579461" calcext:value-type="float">
            <text:p>-0.966798192579461</text:p>
          </table:table-cell>
          <table:table-cell table:formula="of:=SIN([.A35])" office:value-type="float" office:value="-0.255541102026832" calcext:value-type="float">
            <text:p>-0.255541102026832</text:p>
          </table:table-cell>
          <table:table-cell table:formula="of:=[.A35]+5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COS([.A36])" office:value-type="float" office:value="-0.936456687290796" calcext:value-type="float">
            <text:p>-0.936456687290796</text:p>
          </table:table-cell>
          <table:table-cell table:formula="of:=SIN([.A36])" office:value-type="float" office:value="-0.35078322768962" calcext:value-type="float">
            <text:p>-0.35078322768962</text:p>
          </table:table-cell>
          <table:table-cell table:formula="of:=[.A36]+5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COS([.A37])" office:value-type="float" office:value="-0.896758416334147" calcext:value-type="float">
            <text:p>-0.896758416334147</text:p>
          </table:table-cell>
          <table:table-cell table:formula="of:=SIN([.A37])" office:value-type="float" office:value="-0.442520443294852" calcext:value-type="float">
            <text:p>-0.442520443294852</text:p>
          </table:table-cell>
          <table:table-cell table:formula="of:=[.A37]+5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COS([.A38])" office:value-type="float" office:value="-0.848100031710408" calcext:value-type="float">
            <text:p>-0.848100031710408</text:p>
          </table:table-cell>
          <table:table-cell table:formula="of:=SIN([.A38])" office:value-type="float" office:value="-0.529836140908493" calcext:value-type="float">
            <text:p>-0.529836140908493</text:p>
          </table:table-cell>
          <table:table-cell table:formula="of:=[.A38]+5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COS([.A39])" office:value-type="float" office:value="-0.790967711914417" calcext:value-type="float">
            <text:p>-0.790967711914417</text:p>
          </table:table-cell>
          <table:table-cell table:formula="of:=SIN([.A39])" office:value-type="float" office:value="-0.611857890942719" calcext:value-type="float">
            <text:p>-0.611857890942719</text:p>
          </table:table-cell>
          <table:table-cell table:formula="of:=[.A39]+5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COS([.A40])" office:value-type="float" office:value="-0.72593230420014" calcext:value-type="float">
            <text:p>-0.72593230420014</text:p>
          </table:table-cell>
          <table:table-cell table:formula="of:=SIN([.A40])" office:value-type="float" office:value="-0.687766159183974" calcext:value-type="float">
            <text:p>-0.687766159183974</text:p>
          </table:table-cell>
          <table:table-cell table:formula="of:=[.A40]+5"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[.A41])" office:value-type="float" office:value="-0.653643620863612" calcext:value-type="float">
            <text:p>-0.653643620863612</text:p>
          </table:table-cell>
          <table:table-cell table:formula="of:=SIN([.A41])" office:value-type="float" office:value="-0.756802495307928" calcext:value-type="float">
            <text:p>-0.756802495307928</text:p>
          </table:table-cell>
          <table:table-cell table:formula="of:=[.A41]+5" office:value-type="float" office:value="9" calcext:value-type="float">
            <text:p>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COS([.A42])" office:value-type="float" office:value="-0.574823946533269" calcext:value-type="float">
            <text:p>-0.574823946533269</text:p>
          </table:table-cell>
          <table:table-cell table:formula="of:=SIN([.A42])" office:value-type="float" office:value="-0.818277111064411" calcext:value-type="float">
            <text:p>-0.818277111064411</text:p>
          </table:table-cell>
          <table:table-cell table:formula="of:=[.A42]+5"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COS([.A43])" office:value-type="float" office:value="-0.490260821340699" calcext:value-type="float">
            <text:p>-0.490260821340699</text:p>
          </table:table-cell>
          <table:table-cell table:formula="of:=SIN([.A43])" office:value-type="float" office:value="-0.871575772413588" calcext:value-type="float">
            <text:p>-0.871575772413588</text:p>
          </table:table-cell>
          <table:table-cell table:formula="of:=[.A43]+5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COS([.A44])" office:value-type="float" office:value="-0.400799172079975" calcext:value-type="float">
            <text:p>-0.400799172079975</text:p>
          </table:table-cell>
          <table:table-cell table:formula="of:=SIN([.A44])" office:value-type="float" office:value="-0.916165936749455" calcext:value-type="float">
            <text:p>-0.916165936749455</text:p>
          </table:table-cell>
          <table:table-cell table:formula="of:=[.A44]+5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COS([.A45])" office:value-type="float" office:value="-0.307332869978419" calcext:value-type="float">
            <text:p>-0.307332869978419</text:p>
          </table:table-cell>
          <table:table-cell table:formula="of:=SIN([.A45])" office:value-type="float" office:value="-0.951602073889516" calcext:value-type="float">
            <text:p>-0.951602073889516</text:p>
          </table:table-cell>
          <table:table-cell table:formula="of:=[.A45]+5"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COS([.A46])" office:value-type="float" office:value="-0.21079579943078" calcext:value-type="float">
            <text:p>-0.21079579943078</text:p>
          </table:table-cell>
          <table:table-cell table:formula="of:=SIN([.A46])" office:value-type="float" office:value="-0.977530117665097" calcext:value-type="float">
            <text:p>-0.977530117665097</text:p>
          </table:table-cell>
          <table:table-cell table:formula="of:=[.A46]+5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COS([.A47])" office:value-type="float" office:value="-0.112152526935054" calcext:value-type="float">
            <text:p>-0.112152526935054</text:p>
          </table:table-cell>
          <table:table-cell table:formula="of:=SIN([.A47])" office:value-type="float" office:value="-0.993691003633465" calcext:value-type="float">
            <text:p>-0.993691003633465</text:p>
          </table:table-cell>
          <table:table-cell table:formula="of:=[.A47]+5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COS([.A48])" office:value-type="float" office:value="-0.0123886634628906" calcext:value-type="float">
            <text:p>-0.012388663462891</text:p>
          </table:table-cell>
          <table:table-cell table:formula="of:=SIN([.A48])" office:value-type="float" office:value="-0.999923257564101" calcext:value-type="float">
            <text:p>-0.999923257564101</text:p>
          </table:table-cell>
          <table:table-cell table:formula="of:=[.A48]+5"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COS([.A49])" office:value-type="float" office:value="0.0874989834394473" calcext:value-type="float">
            <text:p>0.087498983439447</text:p>
          </table:table-cell>
          <table:table-cell table:formula="of:=SIN([.A49])" office:value-type="float" office:value="-0.996164608835841" calcext:value-type="float">
            <text:p>-0.996164608835841</text:p>
          </table:table-cell>
          <table:table-cell table:formula="of:=[.A49]+5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COS([.A50])" office:value-type="float" office:value="0.186512369422576" calcext:value-type="float">
            <text:p>0.186512369422576</text:p>
          </table:table-cell>
          <table:table-cell table:formula="of:=SIN([.A50])" office:value-type="float" office:value="-0.982452612624332" calcext:value-type="float">
            <text:p>-0.982452612624332</text:p>
          </table:table-cell>
          <table:table-cell table:formula="of:=[.A50]+5"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[.A51])" office:value-type="float" office:value="0.283662185463226" calcext:value-type="float">
            <text:p>0.283662185463226</text:p>
          </table:table-cell>
          <table:table-cell table:formula="of:=SIN([.A51])" office:value-type="float" office:value="-0.958924274663139" calcext:value-type="float">
            <text:p>-0.958924274663139</text:p>
          </table:table-cell>
          <table:table-cell table:formula="of:=[.A51]+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COS([.A52])" office:value-type="float" office:value="0.377977742712981" calcext:value-type="float">
            <text:p>0.377977742712981</text:p>
          </table:table-cell>
          <table:table-cell table:formula="of:=SIN([.A52])" office:value-type="float" office:value="-0.925814682327732" calcext:value-type="float">
            <text:p>-0.925814682327732</text:p>
          </table:table-cell>
          <table:table-cell table:formula="of:=[.A52]+5"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COS([.A53])" office:value-type="float" office:value="0.468516671300377" calcext:value-type="float">
            <text:p>0.468516671300377</text:p>
          </table:table-cell>
          <table:table-cell table:formula="of:=SIN([.A53])" office:value-type="float" office:value="-0.883454655720153" calcext:value-type="float">
            <text:p>-0.883454655720153</text:p>
          </table:table-cell>
          <table:table-cell table:formula="of:=[.A53]+5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COS([.A54])" office:value-type="float" office:value="0.554374336179162" calcext:value-type="float">
            <text:p>0.554374336179162</text:p>
          </table:table-cell>
          <table:table-cell table:formula="of:=SIN([.A54])" office:value-type="float" office:value="-0.832267442223901" calcext:value-type="float">
            <text:p>-0.832267442223901</text:p>
          </table:table-cell>
          <table:table-cell table:formula="of:=[.A54]+5"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COS([.A55])" office:value-type="float" office:value="0.634692875942635" calcext:value-type="float">
            <text:p>0.634692875942635</text:p>
          </table:table-cell>
          <table:table-cell table:formula="of:=SIN([.A55])" office:value-type="float" office:value="-0.772764487555987" calcext:value-type="float">
            <text:p>-0.772764487555987</text:p>
          </table:table-cell>
          <table:table-cell table:formula="of:=[.A55]+5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COS([.A56])" office:value-type="float" office:value="0.70866977429126" calcext:value-type="float">
            <text:p>0.70866977429126</text:p>
          </table:table-cell>
          <table:table-cell table:formula="of:=SIN([.A56])" office:value-type="float" office:value="-0.705540325570392" calcext:value-type="float">
            <text:p>-0.705540325570392</text:p>
          </table:table-cell>
          <table:table-cell table:formula="of:=[.A56]+5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COS([.A57])" office:value-type="float" office:value="0.77556587851025" calcext:value-type="float">
            <text:p>0.77556587851025</text:p>
          </table:table-cell>
          <table:table-cell table:formula="of:=SIN([.A57])" office:value-type="float" office:value="-0.631266637872321" calcext:value-type="float">
            <text:p>-0.631266637872321</text:p>
          </table:table-cell>
          <table:table-cell table:formula="of:=[.A57]+5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COS([.A58])" office:value-type="float" office:value="0.83471278483916" calcext:value-type="float">
            <text:p>0.83471278483916</text:p>
          </table:table-cell>
          <table:table-cell table:formula="of:=SIN([.A58])" office:value-type="float" office:value="-0.550685542597638" calcext:value-type="float">
            <text:p>-0.550685542597638</text:p>
          </table:table-cell>
          <table:table-cell table:formula="of:=[.A58]+5"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COS([.A59])" office:value-type="float" office:value="0.885519516941319" calcext:value-type="float">
            <text:p>0.885519516941319</text:p>
          </table:table-cell>
          <table:table-cell table:formula="of:=SIN([.A59])" office:value-type="float" office:value="-0.464602179413757" calcext:value-type="float">
            <text:p>-0.464602179413757</text:p>
          </table:table-cell>
          <table:table-cell table:formula="of:=[.A59]+5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COS([.A60])" office:value-type="float" office:value="0.927478430744036" calcext:value-type="float">
            <text:p>0.927478430744036</text:p>
          </table:table-cell>
          <table:table-cell table:formula="of:=SIN([.A60])" office:value-type="float" office:value="-0.373876664830236" calcext:value-type="float">
            <text:p>-0.373876664830236</text:p>
          </table:table-cell>
          <table:table-cell table:formula="of:=[.A60]+5"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[.A61])" office:value-type="float" office:value="0.960170286650366" calcext:value-type="float">
            <text:p>0.960170286650366</text:p>
          </table:table-cell>
          <table:table-cell table:formula="of:=SIN([.A61])" office:value-type="float" office:value="-0.279415498198926" calcext:value-type="float">
            <text:p>-0.279415498198926</text:p>
          </table:table-cell>
          <table:table-cell table:formula="of:=[.A61]+5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COS([.A62])" office:value-type="float" office:value="0.983268438442585" calcext:value-type="float">
            <text:p>0.983268438442585</text:p>
          </table:table-cell>
          <table:table-cell table:formula="of:=SIN([.A62])" office:value-type="float" office:value="-0.182162504272095" calcext:value-type="float">
            <text:p>-0.182162504272095</text:p>
          </table:table-cell>
          <table:table-cell table:formula="of:=[.A62]+5"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COS([.A63])" office:value-type="float" office:value="0.996542097023217" calcext:value-type="float">
            <text:p>0.996542097023217</text:p>
          </table:table-cell>
          <table:table-cell table:formula="of:=SIN([.A63])" office:value-type="float" office:value="-0.0830894028174964" calcext:value-type="float">
            <text:p>-0.083089402817496</text:p>
          </table:table-cell>
          <table:table-cell table:formula="of:=[.A63]+5"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COS([.A64])" office:value-type="float" office:value="0.999858636383415" calcext:value-type="float">
            <text:p>0.999858636383415</text:p>
          </table:table-cell>
          <table:table-cell table:formula="of:=SIN([.A64])" office:value-type="float" office:value="0.0168139004843506" calcext:value-type="float">
            <text:p>0.016813900484351</text:p>
          </table:table-cell>
          <table:table-cell table:formula="of:=[.A64]+5"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COS([.A65])" office:value-type="float" office:value="0.993184918758193" calcext:value-type="float">
            <text:p>0.993184918758193</text:p>
          </table:table-cell>
          <table:table-cell table:formula="of:=SIN([.A65])" office:value-type="float" office:value="0.116549204850494" calcext:value-type="float">
            <text:p>0.116549204850494</text:p>
          </table:table-cell>
          <table:table-cell table:formula="of:=[.A65]+5"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COS([.A66])" office:value-type="float" office:value="0.976587625728024" calcext:value-type="float">
            <text:p>0.976587625728024</text:p>
          </table:table-cell>
          <table:table-cell table:formula="of:=SIN([.A66])" office:value-type="float" office:value="0.215119988087815" calcext:value-type="float">
            <text:p>0.215119988087815</text:p>
          </table:table-cell>
          <table:table-cell table:formula="of:=[.A66]+5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COS([.A67])" office:value-type="float" office:value="0.950232591958529" calcext:value-type="float">
            <text:p>0.950232591958529</text:p>
          </table:table-cell>
          <table:table-cell table:formula="of:=SIN([.A67])" office:value-type="float" office:value="0.311541363513379" calcext:value-type="float">
            <text:p>0.311541363513379</text:p>
          </table:table-cell>
          <table:table-cell table:formula="of:=[.A67]+5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COS([.A68])" office:value-type="float" office:value="0.914383148235319" calcext:value-type="float">
            <text:p>0.914383148235319</text:p>
          </table:table-cell>
          <table:table-cell table:formula="of:=SIN([.A68])" office:value-type="float" office:value="0.404849920616598" calcext:value-type="float">
            <text:p>0.404849920616598</text:p>
          </table:table-cell>
          <table:table-cell table:formula="of:=[.A68]+5"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COS([.A69])" office:value-type="float" office:value="0.869397490349825" calcext:value-type="float">
            <text:p>0.869397490349825</text:p>
          </table:table-cell>
          <table:table-cell table:formula="of:=SIN([.A69])" office:value-type="float" office:value="0.494113351138609" calcext:value-type="float">
            <text:p>0.494113351138609</text:p>
          </table:table-cell>
          <table:table-cell table:formula="of:=[.A69]+5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COS([.A70])" office:value-type="float" office:value="0.815725100125357" calcext:value-type="float">
            <text:p>0.815725100125357</text:p>
          </table:table-cell>
          <table:table-cell table:formula="of:=SIN([.A70])" office:value-type="float" office:value="0.5784397643882" calcext:value-type="float">
            <text:p>0.5784397643882</text:p>
          </table:table-cell>
          <table:table-cell table:formula="of:=[.A70]+5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[.A71])" office:value-type="float" office:value="0.753902254343305" calcext:value-type="float">
            <text:p>0.753902254343305</text:p>
          </table:table-cell>
          <table:table-cell table:formula="of:=SIN([.A71])" office:value-type="float" office:value="0.656986598718789" calcext:value-type="float">
            <text:p>0.656986598718789</text:p>
          </table:table-cell>
          <table:table-cell table:formula="of:=[.A71]+5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COS([.A72])" office:value-type="float" office:value="0.684546666442806" calcext:value-type="float">
            <text:p>0.684546666442806</text:p>
          </table:table-cell>
          <table:table-cell table:formula="of:=SIN([.A72])" office:value-type="float" office:value="0.728969040125876" calcext:value-type="float">
            <text:p>0.728969040125876</text:p>
          </table:table-cell>
          <table:table-cell table:formula="of:=[.A72]+5"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COS([.A73])" office:value-type="float" office:value="0.608351314532255" calcext:value-type="float">
            <text:p>0.608351314532255</text:p>
          </table:table-cell>
          <table:table-cell table:formula="of:=SIN([.A73])" office:value-type="float" office:value="0.793667863849153" calcext:value-type="float">
            <text:p>0.793667863849153</text:p>
          </table:table-cell>
          <table:table-cell table:formula="of:=[.A73]+5"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COS([.A74])" office:value-type="float" office:value="0.526077517381105" calcext:value-type="float">
            <text:p>0.526077517381105</text:p>
          </table:table-cell>
          <table:table-cell table:formula="of:=SIN([.A74])" office:value-type="float" office:value="0.850436620628565" calcext:value-type="float">
            <text:p>0.850436620628565</text:p>
          </table:table-cell>
          <table:table-cell table:formula="of:=[.A74]+5"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COS([.A75])" office:value-type="float" office:value="0.43854732757439" calcext:value-type="float">
            <text:p>0.43854732757439</text:p>
          </table:table-cell>
          <table:table-cell table:formula="of:=SIN([.A75])" office:value-type="float" office:value="0.898708095811627" calcext:value-type="float">
            <text:p>0.898708095811627</text:p>
          </table:table-cell>
          <table:table-cell table:formula="of:=[.A75]+5"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COS([.A76])" office:value-type="float" office:value="0.346635317835026" calcext:value-type="float">
            <text:p>0.346635317835026</text:p>
          </table:table-cell>
          <table:table-cell table:formula="of:=SIN([.A76])" office:value-type="float" office:value="0.937999976774739" calcext:value-type="float">
            <text:p>0.937999976774739</text:p>
          </table:table-cell>
          <table:table-cell table:formula="of:=[.A76]+5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COS([.A77])" office:value-type="float" office:value="0.251259842582255" calcext:value-type="float">
            <text:p>0.251259842582255</text:p>
          </table:table-cell>
          <table:table-cell table:formula="of:=SIN([.A77])" office:value-type="float" office:value="0.967919672031487" calcext:value-type="float">
            <text:p>0.967919672031487</text:p>
          </table:table-cell>
          <table:table-cell table:formula="of:=[.A77]+5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COS([.A78])" office:value-type="float" office:value="0.153373862037864" calcext:value-type="float">
            <text:p>0.153373862037864</text:p>
          </table:table-cell>
          <table:table-cell table:formula="of:=SIN([.A78])" office:value-type="float" office:value="0.988168233877" calcext:value-type="float">
            <text:p>0.988168233877</text:p>
          </table:table-cell>
          <table:table-cell table:formula="of:=[.A78]+5"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COS([.A79])" office:value-type="float" office:value="0.0539554205626489" calcext:value-type="float">
            <text:p>0.053955420562649</text:p>
          </table:table-cell>
          <table:table-cell table:formula="of:=SIN([.A79])" office:value-type="float" office:value="0.998543345374605" calcext:value-type="float">
            <text:p>0.998543345374605</text:p>
          </table:table-cell>
          <table:table-cell table:formula="of:=[.A79]+5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COS([.A80])" office:value-type="float" office:value="-0.0460021256395369" calcext:value-type="float">
            <text:p>-0.046002125639537</text:p>
          </table:table-cell>
          <table:table-cell table:formula="of:=SIN([.A80])" office:value-type="float" office:value="0.998941341839772" calcext:value-type="float">
            <text:p>0.998941341839772</text:p>
          </table:table-cell>
          <table:table-cell table:formula="of:=[.A80]+5"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[.A81])" office:value-type="float" office:value="-0.145500033808614" calcext:value-type="float">
            <text:p>-0.145500033808614</text:p>
          </table:table-cell>
          <table:table-cell table:formula="of:=SIN([.A81])" office:value-type="float" office:value="0.989358246623382" calcext:value-type="float">
            <text:p>0.989358246623382</text:p>
          </table:table-cell>
          <table:table-cell table:formula="of:=[.A81]+5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COS([.A82])" office:value-type="float" office:value="-0.243544153735791" calcext:value-type="float">
            <text:p>-0.243544153735791</text:p>
          </table:table-cell>
          <table:table-cell table:formula="of:=SIN([.A82])" office:value-type="float" office:value="0.969889810845086" calcext:value-type="float">
            <text:p>0.969889810845086</text:p>
          </table:table-cell>
          <table:table-cell table:formula="of:=[.A82]+5"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COS([.A83])" office:value-type="float" office:value="-0.339154860983836" calcext:value-type="float">
            <text:p>-0.339154860983836</text:p>
          </table:table-cell>
          <table:table-cell table:formula="of:=SIN([.A83])" office:value-type="float" office:value="0.940730556679772" calcext:value-type="float">
            <text:p>0.940730556679772</text:p>
          </table:table-cell>
          <table:table-cell table:formula="of:=[.A83]+5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COS([.A84])" office:value-type="float" office:value="-0.431376844970621" calcext:value-type="float">
            <text:p>-0.431376844970621</text:p>
          </table:table-cell>
          <table:table-cell table:formula="of:=SIN([.A84])" office:value-type="float" office:value="0.902171833756293" calcext:value-type="float">
            <text:p>0.902171833756293</text:p>
          </table:table-cell>
          <table:table-cell table:formula="of:=[.A84]+5"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COS([.A85])" office:value-type="float" office:value="-0.519288654116686" calcext:value-type="float">
            <text:p>-0.519288654116686</text:p>
          </table:table-cell>
          <table:table-cell table:formula="of:=SIN([.A85])" office:value-type="float" office:value="0.85459890808828" calcext:value-type="float">
            <text:p>0.85459890808828</text:p>
          </table:table-cell>
          <table:table-cell table:formula="of:=[.A85]+5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COS([.A86])" office:value-type="float" office:value="-0.602011902684824" calcext:value-type="float">
            <text:p>-0.602011902684824</text:p>
          </table:table-cell>
          <table:table-cell table:formula="of:=SIN([.A86])" office:value-type="float" office:value="0.79848711262349" calcext:value-type="float">
            <text:p>0.79848711262349</text:p>
          </table:table-cell>
          <table:table-cell table:formula="of:=[.A86]+5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COS([.A87])" office:value-type="float" office:value="-0.678720047320012" calcext:value-type="float">
            <text:p>-0.678720047320012</text:p>
          </table:table-cell>
          <table:table-cell table:formula="of:=SIN([.A87])" office:value-type="float" office:value="0.734397097874113" calcext:value-type="float">
            <text:p>0.734397097874113</text:p>
          </table:table-cell>
          <table:table-cell table:formula="of:=[.A87]+5"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COS([.A88])" office:value-type="float" office:value="-0.7486466455974" calcext:value-type="float">
            <text:p>-0.7486466455974</text:p>
          </table:table-cell>
          <table:table-cell table:formula="of:=SIN([.A88])" office:value-type="float" office:value="0.662969230082182" calcext:value-type="float">
            <text:p>0.662969230082182</text:p>
          </table:table-cell>
          <table:table-cell table:formula="of:=[.A88]+5"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COS([.A89])" office:value-type="float" office:value="-0.811093014061656" calcext:value-type="float">
            <text:p>-0.811093014061656</text:p>
          </table:table-cell>
          <table:table-cell table:formula="of:=SIN([.A89])" office:value-type="float" office:value="0.584917192891762" calcext:value-type="float">
            <text:p>0.584917192891762</text:p>
          </table:table-cell>
          <table:table-cell table:formula="of:=[.A89]+5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COS([.A90])" office:value-type="float" office:value="-0.865435209241112" calcext:value-type="float">
            <text:p>-0.865435209241112</text:p>
          </table:table-cell>
          <table:table-cell table:formula="of:=SIN([.A90])" office:value-type="float" office:value="0.501020856457885" calcext:value-type="float">
            <text:p>0.501020856457885</text:p>
          </table:table-cell>
          <table:table-cell table:formula="of:=[.A90]+5"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[.A91])" office:value-type="float" office:value="-0.911130261884677" calcext:value-type="float">
            <text:p>-0.911130261884677</text:p>
          </table:table-cell>
          <table:table-cell table:formula="of:=SIN([.A91])" office:value-type="float" office:value="0.412118485241757" calcext:value-type="float">
            <text:p>0.412118485241757</text:p>
          </table:table-cell>
          <table:table-cell table:formula="of:=[.A91]+5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COS([.A92])" office:value-type="float" office:value="-0.947721602131112" calcext:value-type="float">
            <text:p>-0.947721602131112</text:p>
          </table:table-cell>
          <table:table-cell table:formula="of:=SIN([.A92])" office:value-type="float" office:value="0.319098362349352" calcext:value-type="float">
            <text:p>0.319098362349352</text:p>
          </table:table-cell>
          <table:table-cell table:formula="of:=[.A92]+5"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COS([.A93])" office:value-type="float" office:value="-0.974843621404164" calcext:value-type="float">
            <text:p>-0.974843621404164</text:p>
          </table:table-cell>
          <table:table-cell table:formula="of:=SIN([.A93])" office:value-type="float" office:value="0.222889914100246" calcext:value-type="float">
            <text:p>0.222889914100246</text:p>
          </table:table-cell>
          <table:table-cell table:formula="of:=[.A93]+5"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COS([.A94])" office:value-type="float" office:value="-0.992225325452603" calcext:value-type="float">
            <text:p>-0.992225325452603</text:p>
          </table:table-cell>
          <table:table-cell table:formula="of:=SIN([.A94])" office:value-type="float" office:value="0.124454423507062" calcext:value-type="float">
            <text:p>0.124454423507062</text:p>
          </table:table-cell>
          <table:table-cell table:formula="of:=[.A94]+5"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COS([.A95])" office:value-type="float" office:value="-0.999693042035207" calcext:value-type="float">
            <text:p>-0.999693042035207</text:p>
          </table:table-cell>
          <table:table-cell table:formula="of:=SIN([.A95])" office:value-type="float" office:value="0.0247754254533578" calcext:value-type="float">
            <text:p>0.024775425453358</text:p>
          </table:table-cell>
          <table:table-cell table:formula="of:=[.A95]+5"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COS([.A96])" office:value-type="float" office:value="-0.997172156196378" calcext:value-type="float">
            <text:p>-0.997172156196378</text:p>
          </table:table-cell>
          <table:table-cell table:formula="of:=SIN([.A96])" office:value-type="float" office:value="-0.0751511204618093" calcext:value-type="float">
            <text:p>-0.075151120461809</text:p>
          </table:table-cell>
          <table:table-cell table:formula="of:=[.A96]+5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COS([.A97])" office:value-type="float" office:value="-0.984687855794127" calcext:value-type="float">
            <text:p>-0.984687855794127</text:p>
          </table:table-cell>
          <table:table-cell table:formula="of:=SIN([.A97])" office:value-type="float" office:value="-0.174326781222981" calcext:value-type="float">
            <text:p>-0.174326781222981</text:p>
          </table:table-cell>
          <table:table-cell table:formula="of:=[.A97]+5"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COS([.A98])" office:value-type="float" office:value="-0.96236487983131" calcext:value-type="float">
            <text:p>-0.96236487983131</text:p>
          </table:table-cell>
          <table:table-cell table:formula="of:=SIN([.A98])" office:value-type="float" office:value="-0.271760626410944" calcext:value-type="float">
            <text:p>-0.271760626410944</text:p>
          </table:table-cell>
          <table:table-cell table:formula="of:=[.A98]+5"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COS([.A99])" office:value-type="float" office:value="-0.930426272104753" calcext:value-type="float">
            <text:p>-0.930426272104753</text:p>
          </table:table-cell>
          <table:table-cell table:formula="of:=SIN([.A99])" office:value-type="float" office:value="-0.366479129251928" calcext:value-type="float">
            <text:p>-0.366479129251928</text:p>
          </table:table-cell>
          <table:table-cell table:formula="of:=[.A99]+5"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COS([.A100])" office:value-type="float" office:value="-0.889191152625361" calcext:value-type="float">
            <text:p>-0.889191152625361</text:p>
          </table:table-cell>
          <table:table-cell table:formula="of:=SIN([.A100])" office:value-type="float" office:value="-0.457535893775321" calcext:value-type="float">
            <text:p>-0.457535893775321</text:p>
          </table:table-cell>
          <table:table-cell table:formula="of:=[.A100]+5"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[.A101])" office:value-type="float" office:value="-0.839071529076452" calcext:value-type="float">
            <text:p>-0.839071529076452</text:p>
          </table:table-cell>
          <table:table-cell table:formula="of:=SIN([.A101])" office:value-type="float" office:value="-0.54402111088937" calcext:value-type="float">
            <text:p>-0.54402111088937</text:p>
          </table:table-cell>
          <table:table-cell table:formula="of:=[.A101]+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COS([.A102])" office:value-type="float" office:value="-0.780568180169183" calcext:value-type="float">
            <text:p>-0.780568180169183</text:p>
          </table:table-cell>
          <table:table-cell table:formula="of:=SIN([.A102])" office:value-type="float" office:value="-0.625070648892883" calcext:value-type="float">
            <text:p>-0.625070648892883</text:p>
          </table:table-cell>
          <table:table-cell table:formula="of:=[.A102]+5"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COS([.A103])" office:value-type="float" office:value="-0.714265652027199" calcext:value-type="float">
            <text:p>-0.714265652027199</text:p>
          </table:table-cell>
          <table:table-cell table:formula="of:=SIN([.A103])" office:value-type="float" office:value="-0.699874687593544" calcext:value-type="float">
            <text:p>-0.699874687593544</text:p>
          </table:table-cell>
          <table:table-cell table:formula="of:=[.A103]+5"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COS([.A104])" office:value-type="float" office:value="-0.640826417594993" calcext:value-type="float">
            <text:p>-0.640826417594993</text:p>
          </table:table-cell>
          <table:table-cell table:formula="of:=SIN([.A104])" office:value-type="float" office:value="-0.767685809763582" calcext:value-type="float">
            <text:p>-0.767685809763582</text:p>
          </table:table-cell>
          <table:table-cell table:formula="of:=[.A104]+5"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COS([.A105])" office:value-type="float" office:value="-0.560984257427229" calcext:value-type="float">
            <text:p>-0.560984257427229</text:p>
          </table:table-cell>
          <table:table-cell table:formula="of:=SIN([.A105])" office:value-type="float" office:value="-0.827826469085654" calcext:value-type="float">
            <text:p>-0.827826469085654</text:p>
          </table:table-cell>
          <table:table-cell table:formula="of:=[.A105]+5"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COS([.A106])" office:value-type="float" office:value="-0.475536927995992" calcext:value-type="float">
            <text:p>-0.475536927995992</text:p>
          </table:table-cell>
          <table:table-cell table:formula="of:=SIN([.A106])" office:value-type="float" office:value="-0.87969575997167" calcext:value-type="float">
            <text:p>-0.87969575997167</text:p>
          </table:table-cell>
          <table:table-cell table:formula="of:=[.A106]+5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COS([.A107])" office:value-type="float" office:value="-0.385338190771828" calcext:value-type="float">
            <text:p>-0.385338190771828</text:p>
          </table:table-cell>
          <table:table-cell table:formula="of:=SIN([.A107])" office:value-type="float" office:value="-0.922775421612807" calcext:value-type="float">
            <text:p>-0.922775421612807</text:p>
          </table:table-cell>
          <table:table-cell table:formula="of:=[.A107]+5"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COS([.A108])" office:value-type="float" office:value="-0.291289281721344" calcext:value-type="float">
            <text:p>-0.291289281721344</text:p>
          </table:table-cell>
          <table:table-cell table:formula="of:=SIN([.A108])" office:value-type="float" office:value="-0.956635016270188" calcext:value-type="float">
            <text:p>-0.956635016270188</text:p>
          </table:table-cell>
          <table:table-cell table:formula="of:=[.A108]+5"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COS([.A109])" office:value-type="float" office:value="-0.194329906455335" calcext:value-type="float">
            <text:p>-0.194329906455335</text:p>
          </table:table-cell>
          <table:table-cell table:formula="of:=SIN([.A109])" office:value-type="float" office:value="-0.980936230066492" calcext:value-type="float">
            <text:p>-0.980936230066492</text:p>
          </table:table-cell>
          <table:table-cell table:formula="of:=[.A109]+5"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COS([.A110])" office:value-type="float" office:value="-0.0954288510009507" calcext:value-type="float">
            <text:p>-0.095428851000951</text:p>
          </table:table-cell>
          <table:table-cell table:formula="of:=SIN([.A110])" office:value-type="float" office:value="-0.995436253306377" calcext:value-type="float">
            <text:p>-0.995436253306377</text:p>
          </table:table-cell>
          <table:table-cell table:formula="of:=[.A110]+5"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[.A111])" office:value-type="float" office:value="0.00442569798805079" calcext:value-type="float">
            <text:p>0.004425697988051</text:p>
          </table:table-cell>
          <table:table-cell table:formula="of:=SIN([.A111])" office:value-type="float" office:value="-0.999990206550704" calcext:value-type="float">
            <text:p>-0.999990206550704</text:p>
          </table:table-cell>
          <table:table-cell table:formula="of:=[.A111]+5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COS([.A112])" office:value-type="float" office:value="0.104236026865699" calcext:value-type="float">
            <text:p>0.104236026865699</text:p>
          </table:table-cell>
          <table:table-cell table:formula="of:=SIN([.A112])" office:value-type="float" office:value="-0.994552588203989" calcext:value-type="float">
            <text:p>-0.994552588203989</text:p>
          </table:table-cell>
          <table:table-cell table:formula="of:=[.A112]+5"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COS([.A113])" office:value-type="float" office:value="0.203004863818752" calcext:value-type="float">
            <text:p>0.203004863818752</text:p>
          </table:table-cell>
          <table:table-cell table:formula="of:=SIN([.A113])" office:value-type="float" office:value="-0.979177729151317" calcext:value-type="float">
            <text:p>-0.979177729151317</text:p>
          </table:table-cell>
          <table:table-cell table:formula="of:=[.A113]+5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COS([.A114])" office:value-type="float" office:value="0.299745343277015" calcext:value-type="float">
            <text:p>0.299745343277015</text:p>
          </table:table-cell>
          <table:table-cell table:formula="of:=SIN([.A114])" office:value-type="float" office:value="-0.954019249902089" calcext:value-type="float">
            <text:p>-0.954019249902089</text:p>
          </table:table-cell>
          <table:table-cell table:formula="of:=[.A114]+5"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COS([.A115])" office:value-type="float" office:value="0.393490866347891" calcext:value-type="float">
            <text:p>0.393490866347891</text:p>
          </table:table-cell>
          <table:table-cell table:formula="of:=SIN([.A115])" office:value-type="float" office:value="-0.919328525664676" calcext:value-type="float">
            <text:p>-0.919328525664676</text:p>
          </table:table-cell>
          <table:table-cell table:formula="of:=[.A115]+5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COS([.A116])" office:value-type="float" office:value="0.483304758753006" calcext:value-type="float">
            <text:p>0.483304758753006</text:p>
          </table:table-cell>
          <table:table-cell table:formula="of:=SIN([.A116])" office:value-type="float" office:value="-0.875452174688428" calcext:value-type="float">
            <text:p>-0.875452174688428</text:p>
          </table:table-cell>
          <table:table-cell table:formula="of:=[.A116]+5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COS([.A117])" office:value-type="float" office:value="0.568289629767975" calcext:value-type="float">
            <text:p>0.568289629767975</text:p>
          </table:table-cell>
          <table:table-cell table:formula="of:=SIN([.A117])" office:value-type="float" office:value="-0.822828594968708" calcext:value-type="float">
            <text:p>-0.822828594968708</text:p>
          </table:table-cell>
          <table:table-cell table:formula="of:=[.A117]+5"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COS([.A118])" office:value-type="float" office:value="0.647596338653877" calcext:value-type="float">
            <text:p>0.647596338653877</text:p>
          </table:table-cell>
          <table:table-cell table:formula="of:=SIN([.A118])" office:value-type="float" office:value="-0.761983583919032" calcext:value-type="float">
            <text:p>-0.761983583919032</text:p>
          </table:table-cell>
          <table:table-cell table:formula="of:=[.A118]+5"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COS([.A119])" office:value-type="float" office:value="0.720432478990839" calcext:value-type="float">
            <text:p>0.720432478990839</text:p>
          </table:table-cell>
          <table:table-cell table:formula="of:=SIN([.A119])" office:value-type="float" office:value="-0.693525084777122" calcext:value-type="float">
            <text:p>-0.693525084777122</text:p>
          </table:table-cell>
          <table:table-cell table:formula="of:=[.A119]+5"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COS([.A120])" office:value-type="float" office:value="0.786070296141039" calcext:value-type="float">
            <text:p>0.786070296141039</text:p>
          </table:table-cell>
          <table:table-cell table:formula="of:=SIN([.A120])" office:value-type="float" office:value="-0.618137112237033" calcext:value-type="float">
            <text:p>-0.618137112237033</text:p>
          </table:table-cell>
          <table:table-cell table:formula="of:=[.A120]+5"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[.A121])" office:value-type="float" office:value="0.843853958732492" calcext:value-type="float">
            <text:p>0.843853958732492</text:p>
          </table:table-cell>
          <table:table-cell table:formula="of:=SIN([.A121])" office:value-type="float" office:value="-0.536572918000435" calcext:value-type="float">
            <text:p>-0.536572918000435</text:p>
          </table:table-cell>
          <table:table-cell table:formula="of:=[.A121]+5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COS([.A122])" office:value-type="float" office:value="0.893206111509323" calcext:value-type="float">
            <text:p>0.893206111509323</text:p>
          </table:table-cell>
          <table:table-cell table:formula="of:=SIN([.A122])" office:value-type="float" office:value="-0.4496474645346" calcext:value-type="float">
            <text:p>-0.4496474645346</text:p>
          </table:table-cell>
          <table:table-cell table:formula="of:=[.A122]+5"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COS([.A123])" office:value-type="float" office:value="0.933633644074638" calcext:value-type="float">
            <text:p>0.933633644074638</text:p>
          </table:table-cell>
          <table:table-cell table:formula="of:=SIN([.A123])" office:value-type="float" office:value="-0.358229282236827" calcext:value-type="float">
            <text:p>-0.358229282236827</text:p>
          </table:table-cell>
          <table:table-cell table:formula="of:=[.A123]+5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COS([.A124])" office:value-type="float" office:value="0.96473261788661" calcext:value-type="float">
            <text:p>0.96473261788661</text:p>
          </table:table-cell>
          <table:table-cell table:formula="of:=SIN([.A124])" office:value-type="float" office:value="-0.263231791365801" calcext:value-type="float">
            <text:p>-0.263231791365801</text:p>
          </table:table-cell>
          <table:table-cell table:formula="of:=[.A124]+5"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COS([.A125])" office:value-type="float" office:value="0.986192302278864" calcext:value-type="float">
            <text:p>0.986192302278864</text:p>
          </table:table-cell>
          <table:table-cell table:formula="of:=SIN([.A125])" office:value-type="float" office:value="-0.165604175448309" calcext:value-type="float">
            <text:p>-0.165604175448309</text:p>
          </table:table-cell>
          <table:table-cell table:formula="of:=[.A125]+5"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COS([.A126])" office:value-type="float" office:value="0.997798279178581" calcext:value-type="float">
            <text:p>0.997798279178581</text:p>
          </table:table-cell>
          <table:table-cell table:formula="of:=SIN([.A126])" office:value-type="float" office:value="-0.0663218973512007" calcext:value-type="float">
            <text:p>-0.066321897351201</text:p>
          </table:table-cell>
          <table:table-cell table:formula="of:=[.A126]+5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COS([.A127])" office:value-type="float" office:value="0.999434585501005" calcext:value-type="float">
            <text:p>0.999434585501005</text:p>
          </table:table-cell>
          <table:table-cell table:formula="of:=SIN([.A127])" office:value-type="float" office:value="0.0336230472211385" calcext:value-type="float">
            <text:p>0.033623047221139</text:p>
          </table:table-cell>
          <table:table-cell table:formula="of:=[.A127]+5"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COS([.A128])" office:value-type="float" office:value="0.991084871814253" calcext:value-type="float">
            <text:p>0.991084871814253</text:p>
          </table:table-cell>
          <table:table-cell table:formula="of:=SIN([.A128])" office:value-type="float" office:value="0.133232041419944" calcext:value-type="float">
            <text:p>0.133232041419944</text:p>
          </table:table-cell>
          <table:table-cell table:formula="of:=[.A128]+5"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COS([.A129])" office:value-type="float" office:value="0.972832565697435" calcext:value-type="float">
            <text:p>0.972832565697435</text:p>
          </table:table-cell>
          <table:table-cell table:formula="of:=SIN([.A129])" office:value-type="float" office:value="0.231509825101539" calcext:value-type="float">
            <text:p>0.231509825101539</text:p>
          </table:table-cell>
          <table:table-cell table:formula="of:=[.A129]+5"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COS([.A130])" office:value-type="float" office:value="0.944860038159861" calcext:value-type="float">
            <text:p>0.944860038159861</text:p>
          </table:table-cell>
          <table:table-cell table:formula="of:=SIN([.A130])" office:value-type="float" office:value="0.327474439137693" calcext:value-type="float">
            <text:p>0.327474439137693</text:p>
          </table:table-cell>
          <table:table-cell table:formula="of:=[.A130]+5"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[.A131])" office:value-type="float" office:value="0.907446781450196" calcext:value-type="float">
            <text:p>0.907446781450196</text:p>
          </table:table-cell>
          <table:table-cell table:formula="of:=SIN([.A131])" office:value-type="float" office:value="0.420167036826641" calcext:value-type="float">
            <text:p>0.420167036826641</text:p>
          </table:table-cell>
          <table:table-cell table:formula="of:=[.A131]+5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COS([.A132])" office:value-type="float" office:value="0.860966616462306" calcext:value-type="float">
            <text:p>0.860966616462306</text:p>
          </table:table-cell>
          <table:table-cell table:formula="of:=SIN([.A132])" office:value-type="float" office:value="0.508661464372375" calcext:value-type="float">
            <text:p>0.508661464372375</text:p>
          </table:table-cell>
          <table:table-cell table:formula="of:=[.A132]+5"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COS([.A133])" office:value-type="float" office:value="0.80588395764045" calcext:value-type="float">
            <text:p>0.80588395764045</text:p>
          </table:table-cell>
          <table:table-cell table:formula="of:=SIN([.A133])" office:value-type="float" office:value="0.592073514707225" calcext:value-type="float">
            <text:p>0.592073514707225</text:p>
          </table:table-cell>
          <table:table-cell table:formula="of:=[.A133]+5"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table:formula="of:=COS([.A134])" office:value-type="float" office:value="0.74274917270367" calcext:value-type="float">
            <text:p>0.74274917270367</text:p>
          </table:table-cell>
          <table:table-cell table:formula="of:=SIN([.A134])" office:value-type="float" office:value="0.669569762196602" calcext:value-type="float">
            <text:p>0.669569762196602</text:p>
          </table:table-cell>
          <table:table-cell table:formula="of:=[.A134]+5"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COS([.A135])" office:value-type="float" office:value="0.672193083553468" calcext:value-type="float">
            <text:p>0.672193083553468</text:p>
          </table:table-cell>
          <table:table-cell table:formula="of:=SIN([.A135])" office:value-type="float" office:value="0.740375889952449" calcext:value-type="float">
            <text:p>0.740375889952449</text:p>
          </table:table-cell>
          <table:table-cell table:formula="of:=[.A135]+5"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COS([.A136])" office:value-type="float" office:value="0.594920663309892" calcext:value-type="float">
            <text:p>0.594920663309892</text:p>
          </table:table-cell>
          <table:table-cell table:formula="of:=SIN([.A136])" office:value-type="float" office:value="0.803784426551621" calcext:value-type="float">
            <text:p>0.803784426551621</text:p>
          </table:table-cell>
          <table:table-cell table:formula="of:=[.A136]+5"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COS([.A137])" office:value-type="float" office:value="0.511703992453147" calcext:value-type="float">
            <text:p>0.511703992453147</text:p>
          </table:table-cell>
          <table:table-cell table:formula="of:=SIN([.A137])" office:value-type="float" office:value="0.859161814856497" calcext:value-type="float">
            <text:p>0.859161814856497</text:p>
          </table:table-cell>
          <table:table-cell table:formula="of:=[.A137]+5"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COS([.A138])" office:value-type="float" office:value="0.423374544450664" calcext:value-type="float">
            <text:p>0.423374544450664</text:p>
          </table:table-cell>
          <table:table-cell table:formula="of:=SIN([.A138])" office:value-type="float" office:value="0.905954742308463" calcext:value-type="float">
            <text:p>0.905954742308463</text:p>
          </table:table-cell>
          <table:table-cell table:formula="of:=[.A138]+5"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COS([.A139])" office:value-type="float" office:value="0.330814877949047" calcext:value-type="float">
            <text:p>0.330814877949047</text:p>
          </table:table-cell>
          <table:table-cell table:formula="of:=SIN([.A139])" office:value-type="float" office:value="0.943695669444105" calcext:value-type="float">
            <text:p>0.943695669444105</text:p>
          </table:table-cell>
          <table:table-cell table:formula="of:=[.A139]+5"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COS([.A140])" office:value-type="float" office:value="0.234949818539823" calcext:value-type="float">
            <text:p>0.234949818539823</text:p>
          </table:table-cell>
          <table:table-cell table:formula="of:=SIN([.A140])" office:value-type="float" office:value="0.972007501394976" calcext:value-type="float">
            <text:p>0.972007501394976</text:p>
          </table:table-cell>
          <table:table-cell table:formula="of:=[.A140]+5"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[.A141])" office:value-type="float" office:value="0.136737218207834" calcext:value-type="float">
            <text:p>0.136737218207834</text:p>
          </table:table-cell>
          <table:table-cell table:formula="of:=SIN([.A141])" office:value-type="float" office:value="0.99060735569487" calcext:value-type="float">
            <text:p>0.99060735569487</text:p>
          </table:table-cell>
          <table:table-cell table:formula="of:=[.A141]+5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COS([.A142])" office:value-type="float" office:value="0.0371583847908246" calcext:value-type="float">
            <text:p>0.037158384790825</text:p>
          </table:table-cell>
          <table:table-cell table:formula="of:=SIN([.A142])" office:value-type="float" office:value="0.999309388747918" calcext:value-type="float">
            <text:p>0.999309388747918</text:p>
          </table:table-cell>
          <table:table-cell table:formula="of:=[.A142]+5"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COS([.A143])" office:value-type="float" office:value="-0.0627917229240835" calcext:value-type="float">
            <text:p>-0.062791722924084</text:p>
          </table:table-cell>
          <table:table-cell table:formula="of:=SIN([.A143])" office:value-type="float" office:value="0.998026652716362" calcext:value-type="float">
            <text:p>0.998026652716362</text:p>
          </table:table-cell>
          <table:table-cell table:formula="of:=[.A143]+5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COS([.A144])" office:value-type="float" office:value="-0.162114436499718" calcext:value-type="float">
            <text:p>-0.162114436499718</text:p>
          </table:table-cell>
          <table:table-cell table:formula="of:=SIN([.A144])" office:value-type="float" office:value="0.986771964274613" calcext:value-type="float">
            <text:p>0.986771964274613</text:p>
          </table:table-cell>
          <table:table-cell table:formula="of:=[.A144]+5"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COS([.A145])" office:value-type="float" office:value="-0.259817356213756" calcext:value-type="float">
            <text:p>-0.259817356213756</text:p>
          </table:table-cell>
          <table:table-cell table:formula="of:=SIN([.A145])" office:value-type="float" office:value="0.965657776549277" calcext:value-type="float">
            <text:p>0.965657776549277</text:p>
          </table:table-cell>
          <table:table-cell table:formula="of:=[.A145]+5"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COS([.A146])" office:value-type="float" office:value="-0.354924266788705" calcext:value-type="float">
            <text:p>-0.354924266788705</text:p>
          </table:table-cell>
          <table:table-cell table:formula="of:=SIN([.A146])" office:value-type="float" office:value="0.934895055524683" calcext:value-type="float">
            <text:p>0.934895055524683</text:p>
          </table:table-cell>
          <table:table-cell table:formula="of:=[.A146]+5"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COS([.A147])" office:value-type="float" office:value="-0.446484891412267" calcext:value-type="float">
            <text:p>-0.446484891412267</text:p>
          </table:table-cell>
          <table:table-cell table:formula="of:=SIN([.A147])" office:value-type="float" office:value="0.894791172140503" calcext:value-type="float">
            <text:p>0.894791172140503</text:p>
          </table:table-cell>
          <table:table-cell table:formula="of:=[.A147]+5"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COS([.A148])" office:value-type="float" office:value="-0.533584386589119" calcext:value-type="float">
            <text:p>-0.533584386589119</text:p>
          </table:table-cell>
          <table:table-cell table:formula="of:=SIN([.A148])" office:value-type="float" office:value="0.845746831142933" calcext:value-type="float">
            <text:p>0.845746831142933</text:p>
          </table:table-cell>
          <table:table-cell table:formula="of:=[.A148]+5"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COS([.A149])" office:value-type="float" office:value="-0.615352482954721" calcext:value-type="float">
            <text:p>-0.615352482954721</text:p>
          </table:table-cell>
          <table:table-cell table:formula="of:=SIN([.A149])" office:value-type="float" office:value="0.788252067375316" calcext:value-type="float">
            <text:p>0.788252067375316</text:p>
          </table:table-cell>
          <table:table-cell table:formula="of:=[.A149]+5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table:formula="of:=COS([.A150])" office:value-type="float" office:value="-0.690972180719126" calcext:value-type="float">
            <text:p>-0.690972180719126</text:p>
          </table:table-cell>
          <table:table-cell table:formula="of:=SIN([.A150])" office:value-type="float" office:value="0.722881349511976" calcext:value-type="float">
            <text:p>0.722881349511976</text:p>
          </table:table-cell>
          <table:table-cell table:formula="of:=[.A150]+5"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[.A151])" office:value-type="float" office:value="-0.759687912858821" calcext:value-type="float">
            <text:p>-0.759687912858821</text:p>
          </table:table-cell>
          <table:table-cell table:formula="of:=SIN([.A151])" office:value-type="float" office:value="0.650287840157117" calcext:value-type="float">
            <text:p>0.650287840157117</text:p>
          </table:table-cell>
          <table:table-cell table:formula="of:=[.A151]+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COS([.A152])" office:value-type="float" office:value="-0.820813094492669" calcext:value-type="float">
            <text:p>-0.820813094492669</text:p>
          </table:table-cell>
          <table:table-cell table:formula="of:=SIN([.A152])" office:value-type="float" office:value="0.571196869659987" calcext:value-type="float">
            <text:p>0.571196869659987</text:p>
          </table:table-cell>
          <table:table-cell table:formula="of:=[.A152]+5"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COS([.A153])" office:value-type="float" office:value="-0.873736983011081" calcext:value-type="float">
            <text:p>-0.873736983011081</text:p>
          </table:table-cell>
          <table:table-cell table:formula="of:=SIN([.A153])" office:value-type="float" office:value="0.486398688853798" calcext:value-type="float">
            <text:p>0.486398688853798</text:p>
          </table:table-cell>
          <table:table-cell table:formula="of:=[.A153]+5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COS([.A154])" office:value-type="float" office:value="-0.917930780414293" calcext:value-type="float">
            <text:p>-0.917930780414293</text:p>
          </table:table-cell>
          <table:table-cell table:formula="of:=SIN([.A154])" office:value-type="float" office:value="0.396740573130612" calcext:value-type="float">
            <text:p>0.396740573130612</text:p>
          </table:table-cell>
          <table:table-cell table:formula="of:=[.A154]+5"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COS([.A155])" office:value-type="float" office:value="-0.95295291688718" calcext:value-type="float">
            <text:p>-0.95295291688718</text:p>
          </table:table-cell>
          <table:table-cell table:formula="of:=SIN([.A155])" office:value-type="float" office:value="0.303118356745702" calcext:value-type="float">
            <text:p>0.303118356745702</text:p>
          </table:table-cell>
          <table:table-cell table:formula="of:=[.A155]+5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COS([.A156])" office:value-type="float" office:value="-0.978453462818884" calcext:value-type="float">
            <text:p>-0.978453462818884</text:p>
          </table:table-cell>
          <table:table-cell table:formula="of:=SIN([.A156])" office:value-type="float" office:value="0.206467481937797" calcext:value-type="float">
            <text:p>0.206467481937797</text:p>
          </table:table-cell>
          <table:table-cell table:formula="of:=[.A156]+5"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COS([.A157])" office:value-type="float" office:value="-0.994177625183815" calcext:value-type="float">
            <text:p>-0.994177625183815</text:p>
          </table:table-cell>
          <table:table-cell table:formula="of:=SIN([.A157])" office:value-type="float" office:value="0.107753652299442" calcext:value-type="float">
            <text:p>0.107753652299442</text:p>
          </table:table-cell>
          <table:table-cell table:formula="of:=[.A157]+5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COS([.A158])" office:value-type="float" office:value="-0.99996829334934" calcext:value-type="float">
            <text:p>-0.99996829334934</text:p>
          </table:table-cell>
          <table:table-cell table:formula="of:=SIN([.A158])" office:value-type="float" office:value="0.00796318378593557" calcext:value-type="float">
            <text:p>0.007963183785936</text:p>
          </table:table-cell>
          <table:table-cell table:formula="of:=[.A158]+5"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COS([.A159])" office:value-type="float" office:value="-0.995767608873289" calcext:value-type="float">
            <text:p>-0.995767608873289</text:p>
          </table:table-cell>
          <table:table-cell table:formula="of:=SIN([.A159])" office:value-type="float" office:value="-0.0919068502276816" calcext:value-type="float">
            <text:p>-0.091906850227682</text:p>
          </table:table-cell>
          <table:table-cell table:formula="of:=[.A159]+5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COS([.A160])" office:value-type="float" office:value="-0.981617543606384" calcext:value-type="float">
            <text:p>-0.981617543606384</text:p>
          </table:table-cell>
          <table:table-cell table:formula="of:=SIN([.A160])" office:value-type="float" office:value="-0.190858581374189" calcext:value-type="float">
            <text:p>-0.190858581374189</text:p>
          </table:table-cell>
          <table:table-cell table:formula="of:=[.A160]+5"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[.A161])" office:value-type="float" office:value="-0.957659480323385" calcext:value-type="float">
            <text:p>-0.957659480323385</text:p>
          </table:table-cell>
          <table:table-cell table:formula="of:=SIN([.A161])" office:value-type="float" office:value="-0.287903316665065" calcext:value-type="float">
            <text:p>-0.287903316665065</text:p>
          </table:table-cell>
          <table:table-cell table:formula="of:=[.A161]+5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COS([.A162])" office:value-type="float" office:value="-0.92413280007313" calcext:value-type="float">
            <text:p>-0.92413280007313</text:p>
          </table:table-cell>
          <table:table-cell table:formula="of:=SIN([.A162])" office:value-type="float" office:value="-0.382071417184009" calcext:value-type="float">
            <text:p>-0.382071417184009</text:p>
          </table:table-cell>
          <table:table-cell table:formula="of:=[.A162]+5"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COS([.A163])" office:value-type="float" office:value="-0.881372490362235" calcext:value-type="float">
            <text:p>-0.881372490362235</text:p>
          </table:table-cell>
          <table:table-cell table:formula="of:=SIN([.A163])" office:value-type="float" office:value="-0.472421986398466" calcext:value-type="float">
            <text:p>-0.472421986398466</text:p>
          </table:table-cell>
          <table:table-cell table:formula="of:=[.A163]+5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COS([.A164])" office:value-type="float" office:value="-0.829805798070649" calcext:value-type="float">
            <text:p>-0.829805798070649</text:p>
          </table:table-cell>
          <table:table-cell table:formula="of:=SIN([.A164])" office:value-type="float" office:value="-0.558052271286779" calcext:value-type="float">
            <text:p>-0.558052271286779</text:p>
          </table:table-cell>
          <table:table-cell table:formula="of:=[.A164]+5"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COS([.A165])" office:value-type="float" office:value="-0.769947960542069" calcext:value-type="float">
            <text:p>-0.769947960542069</text:p>
          </table:table-cell>
          <table:table-cell table:formula="of:=SIN([.A165])" office:value-type="float" office:value="-0.63810668234795" calcext:value-type="float">
            <text:p>-0.63810668234795</text:p>
          </table:table-cell>
          <table:table-cell table:formula="of:=[.A165]+5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COS([.A166])" office:value-type="float" office:value="-0.702397057502713" calcext:value-type="float">
            <text:p>-0.702397057502713</text:p>
          </table:table-cell>
          <table:table-cell table:formula="of:=SIN([.A166])" office:value-type="float" office:value="-0.711785342369123" calcext:value-type="float">
            <text:p>-0.711785342369123</text:p>
          </table:table-cell>
          <table:table-cell table:formula="of:=[.A166]+5"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COS([.A167])" office:value-type="float" office:value="-0.627828035246386" calcext:value-type="float">
            <text:p>-0.627828035246386</text:p>
          </table:table-cell>
          <table:table-cell table:formula="of:=SIN([.A167])" office:value-type="float" office:value="-0.778352078534298" calcext:value-type="float">
            <text:p>-0.778352078534298</text:p>
          </table:table-cell>
          <table:table-cell table:formula="of:=[.A167]+5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COS([.A168])" office:value-type="float" office:value="-0.546985962794236" calcext:value-type="float">
            <text:p>-0.546985962794236</text:p>
          </table:table-cell>
          <table:table-cell table:formula="of:=SIN([.A168])" office:value-type="float" office:value="-0.837141778019747" calcext:value-type="float">
            <text:p>-0.837141778019747</text:p>
          </table:table-cell>
          <table:table-cell table:formula="of:=[.A168]+5"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COS([.A169])" office:value-type="float" office:value="-0.460678587411363" calcext:value-type="float">
            <text:p>-0.460678587411363</text:p>
          </table:table-cell>
          <table:table-cell table:formula="of:=SIN([.A169])" office:value-type="float" office:value="-0.887567033581504" calcext:value-type="float">
            <text:p>-0.887567033581504</text:p>
          </table:table-cell>
          <table:table-cell table:formula="of:=[.A169]+5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COS([.A170])" office:value-type="float" office:value="-0.36976826386317" calcext:value-type="float">
            <text:p>-0.36976826386317</text:p>
          </table:table-cell>
          <table:table-cell table:formula="of:=SIN([.A170])" office:value-type="float" office:value="-0.92912401273437" calcext:value-type="float">
            <text:p>-0.92912401273437</text:p>
          </table:table-cell>
          <table:table-cell table:formula="of:=[.A170]+5"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[.A171])" office:value-type="float" office:value="-0.275163338051597" calcext:value-type="float">
            <text:p>-0.275163338051597</text:p>
          </table:table-cell>
          <table:table-cell table:formula="of:=SIN([.A171])" office:value-type="float" office:value="-0.961397491879557" calcext:value-type="float">
            <text:p>-0.961397491879557</text:p>
          </table:table-cell>
          <table:table-cell table:formula="of:=[.A171]+5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COS([.A172])" office:value-type="float" office:value="-0.177809071123116" calcext:value-type="float">
            <text:p>-0.177809071123116</text:p>
          </table:table-cell>
          <table:table-cell table:formula="of:=SIN([.A172])" office:value-type="float" office:value="-0.984065005081643" calcext:value-type="float">
            <text:p>-0.984065005081643</text:p>
          </table:table-cell>
          <table:table-cell table:formula="of:=[.A172]+5"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COS([.A173])" office:value-type="float" office:value="-0.0786781947318401" calcext:value-type="float">
            <text:p>-0.07867819473184</text:p>
          </table:table-cell>
          <table:table-cell table:formula="of:=SIN([.A173])" office:value-type="float" office:value="-0.996900066041596" calcext:value-type="float">
            <text:p>-0.996900066041596</text:p>
          </table:table-cell>
          <table:table-cell table:formula="of:=[.A173]+5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COS([.A174])" office:value-type="float" office:value="0.021238808173646" calcext:value-type="float">
            <text:p>0.021238808173646</text:p>
          </table:table-cell>
          <table:table-cell table:formula="of:=SIN([.A174])" office:value-type="float" office:value="-0.999774431073011" calcext:value-type="float">
            <text:p>-0.999774431073011</text:p>
          </table:table-cell>
          <table:table-cell table:formula="of:=[.A174]+5"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COS([.A175])" office:value-type="float" office:value="0.120943599928478" calcext:value-type="float">
            <text:p>0.120943599928478</text:p>
          </table:table-cell>
          <table:table-cell table:formula="of:=SIN([.A175])" office:value-type="float" office:value="-0.992659380470633" calcext:value-type="float">
            <text:p>-0.992659380470633</text:p>
          </table:table-cell>
          <table:table-cell table:formula="of:=[.A175]+5"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COS([.A176])" office:value-type="float" office:value="0.219439963211459" calcext:value-type="float">
            <text:p>0.219439963211459</text:p>
          </table:table-cell>
          <table:table-cell table:formula="of:=SIN([.A176])" office:value-type="float" office:value="-0.975626005468158" calcext:value-type="float">
            <text:p>-0.975626005468158</text:p>
          </table:table-cell>
          <table:table-cell table:formula="of:=[.A176]+5"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COS([.A177])" office:value-type="float" office:value="0.315743754919243" calcext:value-type="float">
            <text:p>0.315743754919243</text:p>
          </table:table-cell>
          <table:table-cell table:formula="of:=SIN([.A177])" office:value-type="float" office:value="-0.948844497918124" calcext:value-type="float">
            <text:p>-0.948844497918124</text:p>
          </table:table-cell>
          <table:table-cell table:formula="of:=[.A177]+5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COS([.A178])" office:value-type="float" office:value="0.40889273939888" calcext:value-type="float">
            <text:p>0.40889273939888</text:p>
          </table:table-cell>
          <table:table-cell table:formula="of:=SIN([.A178])" office:value-type="float" office:value="-0.912582449791185" calcext:value-type="float">
            <text:p>-0.912582449791185</text:p>
          </table:table-cell>
          <table:table-cell table:formula="of:=[.A178]+5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COS([.A179])" office:value-type="float" office:value="0.497956202788415" calcext:value-type="float">
            <text:p>0.497956202788415</text:p>
          </table:table-cell>
          <table:table-cell table:formula="of:=SIN([.A179])" office:value-type="float" office:value="-0.867202179485581" calcext:value-type="float">
            <text:p>-0.867202179485581</text:p>
          </table:table-cell>
          <table:table-cell table:formula="of:=[.A179]+5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COS([.A180])" office:value-type="float" office:value="0.582044252402125" calcext:value-type="float">
            <text:p>0.582044252402125</text:p>
          </table:table-cell>
          <table:table-cell table:formula="of:=SIN([.A180])" office:value-type="float" office:value="-0.813157111661486" calcext:value-type="float">
            <text:p>-0.813157111661486</text:p>
          </table:table-cell>
          <table:table-cell table:formula="of:=[.A180]+5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[.A181])" office:value-type="float" office:value="0.66031670824408" calcext:value-type="float">
            <text:p>0.66031670824408</text:p>
          </table:table-cell>
          <table:table-cell table:formula="of:=SIN([.A181])" office:value-type="float" office:value="-0.750987246771676" calcext:value-type="float">
            <text:p>-0.750987246771676</text:p>
          </table:table-cell>
          <table:table-cell table:formula="of:=[.A181]+5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COS([.A182])" office:value-type="float" office:value="0.731991497808947" calcext:value-type="float">
            <text:p>0.731991497808947</text:p>
          </table:table-cell>
          <table:table-cell table:formula="of:=SIN([.A182])" office:value-type="float" office:value="-0.6813137655555" calcext:value-type="float">
            <text:p>-0.6813137655555</text:p>
          </table:table-cell>
          <table:table-cell table:formula="of:=[.A182]+5"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COS([.A183])" office:value-type="float" office:value="0.796352470291923" calcext:value-type="float">
            <text:p>0.796352470291923</text:p>
          </table:table-cell>
          <table:table-cell table:formula="of:=SIN([.A183])" office:value-type="float" office:value="-0.604832822406284" calcext:value-type="float">
            <text:p>-0.604832822406284</text:p>
          </table:table-cell>
          <table:table-cell table:formula="of:=[.A183]+5"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table:formula="of:=COS([.A184])" office:value-type="float" office:value="0.852756552130873" calcext:value-type="float">
            <text:p>0.852756552130873</text:p>
          </table:table-cell>
          <table:table-cell table:formula="of:=SIN([.A184])" office:value-type="float" office:value="-0.522308589626732" calcext:value-type="float">
            <text:p>-0.522308589626732</text:p>
          </table:table-cell>
          <table:table-cell table:formula="of:=[.A184]+5"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COS([.A185])" office:value-type="float" office:value="0.90064017238477" calcext:value-type="float">
            <text:p>0.90064017238477</text:p>
          </table:table-cell>
          <table:table-cell table:formula="of:=SIN([.A185])" office:value-type="float" office:value="-0.434565622071893" calcext:value-type="float">
            <text:p>-0.434565622071893</text:p>
          </table:table-cell>
          <table:table-cell table:formula="of:=[.A185]+5"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COS([.A186])" office:value-type="float" office:value="0.939524893748256" calcext:value-type="float">
            <text:p>0.939524893748256</text:p>
          </table:table-cell>
          <table:table-cell table:formula="of:=SIN([.A186])" office:value-type="float" office:value="-0.342480618469613" calcext:value-type="float">
            <text:p>-0.342480618469613</text:p>
          </table:table-cell>
          <table:table-cell table:formula="of:=[.A186]+5"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COS([.A187])" office:value-type="float" office:value="0.96902219293905" calcext:value-type="float">
            <text:p>0.96902219293905</text:p>
          </table:table-cell>
          <table:table-cell table:formula="of:=SIN([.A187])" office:value-type="float" office:value="-0.246973661736621" calcext:value-type="float">
            <text:p>-0.246973661736621</text:p>
          </table:table-cell>
          <table:table-cell table:formula="of:=[.A187]+5"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COS([.A188])" office:value-type="float" office:value="0.988837342694146" calcext:value-type="float">
            <text:p>0.988837342694146</text:p>
          </table:table-cell>
          <table:table-cell table:formula="of:=SIN([.A188])" office:value-type="float" office:value="-0.148999025814199" calcext:value-type="float">
            <text:p>-0.148999025814199</text:p>
          </table:table-cell>
          <table:table-cell table:formula="of:=[.A188]+5"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COS([.A189])" office:value-type="float" office:value="0.99877235658721" calcext:value-type="float">
            <text:p>0.99877235658721</text:p>
          </table:table-cell>
          <table:table-cell table:formula="of:=SIN([.A189])" office:value-type="float" office:value="-0.0495356408783674" calcext:value-type="float">
            <text:p>-0.049535640878368</text:p>
          </table:table-cell>
          <table:table-cell table:formula="of:=[.A189]+5"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COS([.A190])" office:value-type="float" office:value="0.998727967243501" calcext:value-type="float">
            <text:p>0.998727967243501</text:p>
          </table:table-cell>
          <table:table-cell table:formula="of:=SIN([.A190])" office:value-type="float" office:value="0.0504226878068148" calcext:value-type="float">
            <text:p>0.050422687806815</text:p>
          </table:table-cell>
          <table:table-cell table:formula="of:=[.A190]+5"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[.A191])" office:value-type="float" office:value="0.988704618186669" calcext:value-type="float">
            <text:p>0.988704618186669</text:p>
          </table:table-cell>
          <table:table-cell table:formula="of:=SIN([.A191])" office:value-type="float" office:value="0.149877209662952" calcext:value-type="float">
            <text:p>0.149877209662952</text:p>
          </table:table-cell>
          <table:table-cell table:formula="of:=[.A191]+5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COS([.A192])" office:value-type="float" office:value="0.96880245940721" calcext:value-type="float">
            <text:p>0.96880245940721</text:p>
          </table:table-cell>
          <table:table-cell table:formula="of:=SIN([.A192])" office:value-type="float" office:value="0.24783420798296" calcext:value-type="float">
            <text:p>0.24783420798296</text:p>
          </table:table-cell>
          <table:table-cell table:formula="of:=[.A192]+5"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COS([.A193])" office:value-type="float" office:value="0.93922034669687" calcext:value-type="float">
            <text:p>0.93922034669687</text:p>
          </table:table-cell>
          <table:table-cell table:formula="of:=SIN([.A193])" office:value-type="float" office:value="0.343314928819899" calcext:value-type="float">
            <text:p>0.343314928819899</text:p>
          </table:table-cell>
          <table:table-cell table:formula="of:=[.A193]+5"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COS([.A194])" office:value-type="float" office:value="0.900253854747304" calcext:value-type="float">
            <text:p>0.900253854747304</text:p>
          </table:table-cell>
          <table:table-cell table:formula="of:=SIN([.A194])" office:value-type="float" office:value="0.435365360372893" calcext:value-type="float">
            <text:p>0.435365360372893</text:p>
          </table:table-cell>
          <table:table-cell table:formula="of:=[.A194]+5"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COS([.A195])" office:value-type="float" office:value="0.852292323865462" calcext:value-type="float">
            <text:p>0.852292323865462</text:p>
          </table:table-cell>
          <table:table-cell table:formula="of:=SIN([.A195])" office:value-type="float" office:value="0.523065765157699" calcext:value-type="float">
            <text:p>0.523065765157699</text:p>
          </table:table-cell>
          <table:table-cell table:formula="of:=[.A195]+5"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COS([.A196])" office:value-type="float" office:value="0.795814969813944" calcext:value-type="float">
            <text:p>0.795814969813944</text:p>
          </table:table-cell>
          <table:table-cell table:formula="of:=SIN([.A196])" office:value-type="float" office:value="0.605539869719601" calcext:value-type="float">
            <text:p>0.605539869719601</text:p>
          </table:table-cell>
          <table:table-cell table:formula="of:=[.A196]+5"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COS([.A197])" office:value-type="float" office:value="0.731386095645497" calcext:value-type="float">
            <text:p>0.731386095645497</text:p>
          </table:table-cell>
          <table:table-cell table:formula="of:=SIN([.A197])" office:value-type="float" office:value="0.681963620068136" calcext:value-type="float">
            <text:p>0.681963620068136</text:p>
          </table:table-cell>
          <table:table-cell table:formula="of:=[.A197]+5"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COS([.A198])" office:value-type="float" office:value="0.659649453373459" calcext:value-type="float">
            <text:p>0.659649453373459</text:p>
          </table:table-cell>
          <table:table-cell table:formula="of:=SIN([.A198])" office:value-type="float" office:value="0.751573415352151" calcext:value-type="float">
            <text:p>0.751573415352151</text:p>
          </table:table-cell>
          <table:table-cell table:formula="of:=[.A198]+5"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COS([.A199])" office:value-type="float" office:value="0.581321811814436" calcext:value-type="float">
            <text:p>0.581321811814436</text:p>
          </table:table-cell>
          <table:table-cell table:formula="of:=SIN([.A199])" office:value-type="float" office:value="0.813673737507105" calcext:value-type="float">
            <text:p>0.813673737507105</text:p>
          </table:table-cell>
          <table:table-cell table:formula="of:=[.A199]+5"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COS([.A200])" office:value-type="float" office:value="0.497185794871202" calcext:value-type="float">
            <text:p>0.497185794871202</text:p>
          </table:table-cell>
          <table:table-cell table:formula="of:=SIN([.A200])" office:value-type="float" office:value="0.867644100641669" calcext:value-type="float">
            <text:p>0.867644100641669</text:p>
          </table:table-cell>
          <table:table-cell table:formula="of:=[.A200]+5"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[.A201])" office:value-type="float" office:value="0.408082061813392" calcext:value-type="float">
            <text:p>0.408082061813392</text:p>
          </table:table-cell>
          <table:table-cell table:formula="of:=SIN([.A201])" office:value-type="float" office:value="0.912945250727628" calcext:value-type="float">
            <text:p>0.912945250727628</text:p>
          </table:table-cell>
          <table:table-cell table:formula="of:=[.A201]+5" office:value-type="float" office:value="25" calcext:value-type="float">
            <text:p>25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95004165278026" calcext:value-type="float">
            <text:p>0.995004165278026</text:p>
          </table:table-cell>
          <table:table-cell office:value-type="float" office:value="0.0998334166468282" calcext:value-type="float">
            <text:p>0.09983341664682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0.980066577841242" calcext:value-type="float">
            <text:p>0.980066577841242</text:p>
          </table:table-cell>
          <table:table-cell office:value-type="float" office:value="0.198669330795061" calcext:value-type="float">
            <text:p>0.19866933079506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0.955336489125606" calcext:value-type="float">
            <text:p>0.955336489125606</text:p>
          </table:table-cell>
          <table:table-cell office:value-type="float" office:value="0.29552020666134" calcext:value-type="float">
            <text:p>0.2955202066613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0.921060994002885" calcext:value-type="float">
            <text:p>0.921060994002885</text:p>
          </table:table-cell>
          <table:table-cell office:value-type="float" office:value="0.38941834230865" calcext:value-type="float">
            <text:p>0.3894183423086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877582561890373" calcext:value-type="float">
            <text:p>0.877582561890373</text:p>
          </table:table-cell>
          <table:table-cell office:value-type="float" office:value="0.479425538604203" calcext:value-type="float">
            <text:p>0.47942553860420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0.825335614909678" calcext:value-type="float">
            <text:p>0.825335614909678</text:p>
          </table:table-cell>
          <table:table-cell office:value-type="float" office:value="0.564642473395035" calcext:value-type="float">
            <text:p>0.56464247339503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0.764842187284488" calcext:value-type="float">
            <text:p>0.764842187284488</text:p>
          </table:table-cell>
          <table:table-cell office:value-type="float" office:value="0.644217687237691" calcext:value-type="float">
            <text:p>0.644217687237691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0.696706709347165" calcext:value-type="float">
            <text:p>0.696706709347165</text:p>
          </table:table-cell>
          <table:table-cell office:value-type="float" office:value="0.717356090899523" calcext:value-type="float">
            <text:p>0.71735609089952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0.621609968270664" calcext:value-type="float">
            <text:p>0.621609968270664</text:p>
          </table:table-cell>
          <table:table-cell office:value-type="float" office:value="0.783326909627483" calcext:value-type="float">
            <text:p>0.78332690962748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0.54030230586814" calcext:value-type="float">
            <text:p>0.54030230586814</text:p>
          </table:table-cell>
          <table:table-cell office:value-type="float" office:value="0.841470984807896" calcext:value-type="float">
            <text:p>0.8414709848078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53596121425577" calcext:value-type="float">
            <text:p>0.453596121425577</text:p>
          </table:table-cell>
          <table:table-cell office:value-type="float" office:value="0.891207360061435" calcext:value-type="float">
            <text:p>0.89120736006143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0.362357754476673" calcext:value-type="float">
            <text:p>0.362357754476673</text:p>
          </table:table-cell>
          <table:table-cell office:value-type="float" office:value="0.932039085967226" calcext:value-type="float">
            <text:p>0.93203908596722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0.267498828624587" calcext:value-type="float">
            <text:p>0.267498828624587</text:p>
          </table:table-cell>
          <table:table-cell office:value-type="float" office:value="0.963558185417193" calcext:value-type="float">
            <text:p>0.963558185417193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.169967142900241" calcext:value-type="float">
            <text:p>0.169967142900241</text:p>
          </table:table-cell>
          <table:table-cell office:value-type="float" office:value="0.98544972998846" calcext:value-type="float">
            <text:p>0.9854497299884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0.0707372016677029" calcext:value-type="float">
            <text:p>0.070737201667703</text:p>
          </table:table-cell>
          <table:table-cell office:value-type="float" office:value="0.997494986604055" calcext:value-type="float">
            <text:p>0.99749498660405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0.0291995223012888" calcext:value-type="float">
            <text:p>-0.029199522301289</text:p>
          </table:table-cell>
          <table:table-cell office:value-type="float" office:value="0.999573603041505" calcext:value-type="float">
            <text:p>0.99957360304150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0.128844494295525" calcext:value-type="float">
            <text:p>-0.128844494295525</text:p>
          </table:table-cell>
          <table:table-cell office:value-type="float" office:value="0.991664810452468" calcext:value-type="float">
            <text:p>0.99166481045246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-0.227202094693087" calcext:value-type="float">
            <text:p>-0.227202094693087</text:p>
          </table:table-cell>
          <table:table-cell office:value-type="float" office:value="0.973847630878195" calcext:value-type="float">
            <text:p>0.973847630878195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0.323289566863504" calcext:value-type="float">
            <text:p>-0.323289566863504</text:p>
          </table:table-cell>
          <table:table-cell office:value-type="float" office:value="0.946300087687414" calcext:value-type="float">
            <text:p>0.946300087687414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0.416146836547142" calcext:value-type="float">
            <text:p>-0.416146836547142</text:p>
          </table:table-cell>
          <table:table-cell office:value-type="float" office:value="0.909297426825682" calcext:value-type="float">
            <text:p>0.9092974268256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504846104599858" calcext:value-type="float">
            <text:p>-0.504846104599858</text:p>
          </table:table-cell>
          <table:table-cell office:value-type="float" office:value="0.863209366648874" calcext:value-type="float">
            <text:p>0.86320936664887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0.588501117255346" calcext:value-type="float">
            <text:p>-0.588501117255346</text:p>
          </table:table-cell>
          <table:table-cell office:value-type="float" office:value="0.80849640381959" calcext:value-type="float">
            <text:p>0.80849640381959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0.666276021279824" calcext:value-type="float">
            <text:p>-0.666276021279824</text:p>
          </table:table-cell>
          <table:table-cell office:value-type="float" office:value="0.74570521217672" calcext:value-type="float">
            <text:p>0.7457052121767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0.737393715541246" calcext:value-type="float">
            <text:p>-0.737393715541246</text:p>
          </table:table-cell>
          <table:table-cell office:value-type="float" office:value="0.675463180551151" calcext:value-type="float">
            <text:p>0.67546318055115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-0.801143615546934" calcext:value-type="float">
            <text:p>-0.801143615546934</text:p>
          </table:table-cell>
          <table:table-cell office:value-type="float" office:value="0.598472144103957" calcext:value-type="float">
            <text:p>0.59847214410395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0.856888753368947" calcext:value-type="float">
            <text:p>-0.856888753368947</text:p>
          </table:table-cell>
          <table:table-cell office:value-type="float" office:value="0.515501371821464" calcext:value-type="float">
            <text:p>0.51550137182146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0.904072142017061" calcext:value-type="float">
            <text:p>-0.904072142017061</text:p>
          </table:table-cell>
          <table:table-cell office:value-type="float" office:value="0.42737988023383" calcext:value-type="float">
            <text:p>0.42737988023383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0.942222340668658" calcext:value-type="float">
            <text:p>-0.942222340668658</text:p>
          </table:table-cell>
          <table:table-cell office:value-type="float" office:value="0.334988150155905" calcext:value-type="float">
            <text:p>0.33498815015590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0.970958165149591" calcext:value-type="float">
            <text:p>-0.970958165149591</text:p>
          </table:table-cell>
          <table:table-cell office:value-type="float" office:value="0.239249329213982" calcext:value-type="float">
            <text:p>0.23924932921398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-0.989992496600445" calcext:value-type="float">
            <text:p>-0.989992496600445</text:p>
          </table:table-cell>
          <table:table-cell office:value-type="float" office:value="0.141120008059867" calcext:value-type="float">
            <text:p>0.1411200080598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999135150273279" calcext:value-type="float">
            <text:p>-0.999135150273279</text:p>
          </table:table-cell>
          <table:table-cell office:value-type="float" office:value="0.0415806624332905" calcext:value-type="float">
            <text:p>0.04158066243329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-0.998294775794753" calcext:value-type="float">
            <text:p>-0.998294775794753</text:p>
          </table:table-cell>
          <table:table-cell office:value-type="float" office:value="-0.0583741434275801" calcext:value-type="float">
            <text:p>-0.05837414342758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-0.987479769908865" calcext:value-type="float">
            <text:p>-0.987479769908865</text:p>
          </table:table-cell>
          <table:table-cell office:value-type="float" office:value="-0.157745694143249" calcext:value-type="float">
            <text:p>-0.157745694143249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-0.966798192579461" calcext:value-type="float">
            <text:p>-0.966798192579461</text:p>
          </table:table-cell>
          <table:table-cell office:value-type="float" office:value="-0.255541102026832" calcext:value-type="float">
            <text:p>-0.25554110202683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-0.936456687290796" calcext:value-type="float">
            <text:p>-0.936456687290796</text:p>
          </table:table-cell>
          <table:table-cell office:value-type="float" office:value="-0.35078322768962" calcext:value-type="float">
            <text:p>-0.35078322768962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-0.896758416334147" calcext:value-type="float">
            <text:p>-0.896758416334147</text:p>
          </table:table-cell>
          <table:table-cell office:value-type="float" office:value="-0.442520443294852" calcext:value-type="float">
            <text:p>-0.442520443294852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-0.848100031710408" calcext:value-type="float">
            <text:p>-0.848100031710408</text:p>
          </table:table-cell>
          <table:table-cell office:value-type="float" office:value="-0.529836140908493" calcext:value-type="float">
            <text:p>-0.52983614090849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-0.790967711914417" calcext:value-type="float">
            <text:p>-0.790967711914417</text:p>
          </table:table-cell>
          <table:table-cell office:value-type="float" office:value="-0.611857890942719" calcext:value-type="float">
            <text:p>-0.611857890942719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-0.72593230420014" calcext:value-type="float">
            <text:p>-0.72593230420014</text:p>
          </table:table-cell>
          <table:table-cell office:value-type="float" office:value="-0.687766159183974" calcext:value-type="float">
            <text:p>-0.687766159183974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-0.653643620863612" calcext:value-type="float">
            <text:p>-0.653643620863612</text:p>
          </table:table-cell>
          <table:table-cell office:value-type="float" office:value="-0.756802495307928" calcext:value-type="float">
            <text:p>-0.756802495307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574823946533269" calcext:value-type="float">
            <text:p>-0.574823946533269</text:p>
          </table:table-cell>
          <table:table-cell office:value-type="float" office:value="-0.818277111064411" calcext:value-type="float">
            <text:p>-0.81827711106441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-0.490260821340699" calcext:value-type="float">
            <text:p>-0.490260821340699</text:p>
          </table:table-cell>
          <table:table-cell office:value-type="float" office:value="-0.871575772413588" calcext:value-type="float">
            <text:p>-0.87157577241358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-0.400799172079975" calcext:value-type="float">
            <text:p>-0.400799172079975</text:p>
          </table:table-cell>
          <table:table-cell office:value-type="float" office:value="-0.916165936749455" calcext:value-type="float">
            <text:p>-0.916165936749455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-0.307332869978419" calcext:value-type="float">
            <text:p>-0.307332869978419</text:p>
          </table:table-cell>
          <table:table-cell office:value-type="float" office:value="-0.951602073889516" calcext:value-type="float">
            <text:p>-0.95160207388951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-0.21079579943078" calcext:value-type="float">
            <text:p>-0.21079579943078</text:p>
          </table:table-cell>
          <table:table-cell office:value-type="float" office:value="-0.977530117665097" calcext:value-type="float">
            <text:p>-0.97753011766509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-0.112152526935054" calcext:value-type="float">
            <text:p>-0.112152526935054</text:p>
          </table:table-cell>
          <table:table-cell office:value-type="float" office:value="-0.993691003633465" calcext:value-type="float">
            <text:p>-0.99369100363346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-0.0123886634628906" calcext:value-type="float">
            <text:p>-0.012388663462891</text:p>
          </table:table-cell>
          <table:table-cell office:value-type="float" office:value="-0.999923257564101" calcext:value-type="float">
            <text:p>-0.99992325756410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0.0874989834394473" calcext:value-type="float">
            <text:p>0.087498983439447</text:p>
          </table:table-cell>
          <table:table-cell office:value-type="float" office:value="-0.996164608835841" calcext:value-type="float">
            <text:p>-0.99616460883584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0.186512369422576" calcext:value-type="float">
            <text:p>0.186512369422576</text:p>
          </table:table-cell>
          <table:table-cell office:value-type="float" office:value="-0.982452612624332" calcext:value-type="float">
            <text:p>-0.98245261262433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0.283662185463226" calcext:value-type="float">
            <text:p>0.283662185463226</text:p>
          </table:table-cell>
          <table:table-cell office:value-type="float" office:value="-0.958924274663139" calcext:value-type="float">
            <text:p>-0.958924274663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77977742712981" calcext:value-type="float">
            <text:p>0.377977742712981</text:p>
          </table:table-cell>
          <table:table-cell office:value-type="float" office:value="-0.925814682327732" calcext:value-type="float">
            <text:p>-0.925814682327732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0.468516671300377" calcext:value-type="float">
            <text:p>0.468516671300377</text:p>
          </table:table-cell>
          <table:table-cell office:value-type="float" office:value="-0.883454655720153" calcext:value-type="float">
            <text:p>-0.88345465572015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0.554374336179162" calcext:value-type="float">
            <text:p>0.554374336179162</text:p>
          </table:table-cell>
          <table:table-cell office:value-type="float" office:value="-0.832267442223901" calcext:value-type="float">
            <text:p>-0.83226744222390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0.634692875942635" calcext:value-type="float">
            <text:p>0.634692875942635</text:p>
          </table:table-cell>
          <table:table-cell office:value-type="float" office:value="-0.772764487555987" calcext:value-type="float">
            <text:p>-0.77276448755598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0.70866977429126" calcext:value-type="float">
            <text:p>0.70866977429126</text:p>
          </table:table-cell>
          <table:table-cell office:value-type="float" office:value="-0.705540325570392" calcext:value-type="float">
            <text:p>-0.70554032557039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0.77556587851025" calcext:value-type="float">
            <text:p>0.77556587851025</text:p>
          </table:table-cell>
          <table:table-cell office:value-type="float" office:value="-0.631266637872321" calcext:value-type="float">
            <text:p>-0.63126663787232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0.83471278483916" calcext:value-type="float">
            <text:p>0.83471278483916</text:p>
          </table:table-cell>
          <table:table-cell office:value-type="float" office:value="-0.550685542597638" calcext:value-type="float">
            <text:p>-0.550685542597638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0.885519516941319" calcext:value-type="float">
            <text:p>0.885519516941319</text:p>
          </table:table-cell>
          <table:table-cell office:value-type="float" office:value="-0.464602179413757" calcext:value-type="float">
            <text:p>-0.464602179413757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0.927478430744036" calcext:value-type="float">
            <text:p>0.927478430744036</text:p>
          </table:table-cell>
          <table:table-cell office:value-type="float" office:value="-0.373876664830236" calcext:value-type="float">
            <text:p>-0.373876664830236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0.960170286650366" calcext:value-type="float">
            <text:p>0.960170286650366</text:p>
          </table:table-cell>
          <table:table-cell office:value-type="float" office:value="-0.279415498198926" calcext:value-type="float">
            <text:p>-0.2794154981989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83268438442585" calcext:value-type="float">
            <text:p>0.983268438442585</text:p>
          </table:table-cell>
          <table:table-cell office:value-type="float" office:value="-0.182162504272095" calcext:value-type="float">
            <text:p>-0.18216250427209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0.996542097023217" calcext:value-type="float">
            <text:p>0.996542097023217</text:p>
          </table:table-cell>
          <table:table-cell office:value-type="float" office:value="-0.0830894028174964" calcext:value-type="float">
            <text:p>-0.08308940281749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0.999858636383415" calcext:value-type="float">
            <text:p>0.999858636383415</text:p>
          </table:table-cell>
          <table:table-cell office:value-type="float" office:value="0.0168139004843506" calcext:value-type="float">
            <text:p>0.016813900484351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0.993184918758193" calcext:value-type="float">
            <text:p>0.993184918758193</text:p>
          </table:table-cell>
          <table:table-cell office:value-type="float" office:value="0.116549204850494" calcext:value-type="float">
            <text:p>0.11654920485049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.976587625728024" calcext:value-type="float">
            <text:p>0.976587625728024</text:p>
          </table:table-cell>
          <table:table-cell office:value-type="float" office:value="0.215119988087815" calcext:value-type="float">
            <text:p>0.21511998808781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0.950232591958529" calcext:value-type="float">
            <text:p>0.950232591958529</text:p>
          </table:table-cell>
          <table:table-cell office:value-type="float" office:value="0.311541363513379" calcext:value-type="float">
            <text:p>0.311541363513379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0.914383148235319" calcext:value-type="float">
            <text:p>0.914383148235319</text:p>
          </table:table-cell>
          <table:table-cell office:value-type="float" office:value="0.404849920616598" calcext:value-type="float">
            <text:p>0.40484992061659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.869397490349825" calcext:value-type="float">
            <text:p>0.869397490349825</text:p>
          </table:table-cell>
          <table:table-cell office:value-type="float" office:value="0.494113351138609" calcext:value-type="float">
            <text:p>0.494113351138609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0.815725100125357" calcext:value-type="float">
            <text:p>0.815725100125357</text:p>
          </table:table-cell>
          <table:table-cell office:value-type="float" office:value="0.5784397643882" calcext:value-type="float">
            <text:p>0.5784397643882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0.753902254343305" calcext:value-type="float">
            <text:p>0.753902254343305</text:p>
          </table:table-cell>
          <table:table-cell office:value-type="float" office:value="0.656986598718789" calcext:value-type="float">
            <text:p>0.6569865987187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684546666442806" calcext:value-type="float">
            <text:p>0.684546666442806</text:p>
          </table:table-cell>
          <table:table-cell office:value-type="float" office:value="0.728969040125876" calcext:value-type="float">
            <text:p>0.728969040125876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0.608351314532255" calcext:value-type="float">
            <text:p>0.608351314532255</text:p>
          </table:table-cell>
          <table:table-cell office:value-type="float" office:value="0.793667863849153" calcext:value-type="float">
            <text:p>0.793667863849153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0.526077517381105" calcext:value-type="float">
            <text:p>0.526077517381105</text:p>
          </table:table-cell>
          <table:table-cell office:value-type="float" office:value="0.850436620628565" calcext:value-type="float">
            <text:p>0.850436620628565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0.43854732757439" calcext:value-type="float">
            <text:p>0.43854732757439</text:p>
          </table:table-cell>
          <table:table-cell office:value-type="float" office:value="0.898708095811627" calcext:value-type="float">
            <text:p>0.898708095811627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0.346635317835026" calcext:value-type="float">
            <text:p>0.346635317835026</text:p>
          </table:table-cell>
          <table:table-cell office:value-type="float" office:value="0.937999976774739" calcext:value-type="float">
            <text:p>0.93799997677473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251259842582255" calcext:value-type="float">
            <text:p>0.251259842582255</text:p>
          </table:table-cell>
          <table:table-cell office:value-type="float" office:value="0.967919672031487" calcext:value-type="float">
            <text:p>0.96791967203148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0.153373862037864" calcext:value-type="float">
            <text:p>0.153373862037864</text:p>
          </table:table-cell>
          <table:table-cell office:value-type="float" office:value="0.988168233877" calcext:value-type="float">
            <text:p>0.988168233877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0.0539554205626489" calcext:value-type="float">
            <text:p>0.053955420562649</text:p>
          </table:table-cell>
          <table:table-cell office:value-type="float" office:value="0.998543345374605" calcext:value-type="float">
            <text:p>0.998543345374605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-0.0460021256395369" calcext:value-type="float">
            <text:p>-0.046002125639537</text:p>
          </table:table-cell>
          <table:table-cell office:value-type="float" office:value="0.998941341839772" calcext:value-type="float">
            <text:p>0.998941341839772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-0.145500033808614" calcext:value-type="float">
            <text:p>-0.145500033808614</text:p>
          </table:table-cell>
          <table:table-cell office:value-type="float" office:value="0.989358246623382" calcext:value-type="float">
            <text:p>0.9893582466233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243544153735791" calcext:value-type="float">
            <text:p>-0.243544153735791</text:p>
          </table:table-cell>
          <table:table-cell office:value-type="float" office:value="0.969889810845086" calcext:value-type="float">
            <text:p>0.969889810845086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-0.339154860983836" calcext:value-type="float">
            <text:p>-0.339154860983836</text:p>
          </table:table-cell>
          <table:table-cell office:value-type="float" office:value="0.940730556679772" calcext:value-type="float">
            <text:p>0.940730556679772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-0.431376844970621" calcext:value-type="float">
            <text:p>-0.431376844970621</text:p>
          </table:table-cell>
          <table:table-cell office:value-type="float" office:value="0.902171833756293" calcext:value-type="float">
            <text:p>0.902171833756293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-0.519288654116686" calcext:value-type="float">
            <text:p>-0.519288654116686</text:p>
          </table:table-cell>
          <table:table-cell office:value-type="float" office:value="0.85459890808828" calcext:value-type="float">
            <text:p>0.85459890808828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-0.602011902684824" calcext:value-type="float">
            <text:p>-0.602011902684824</text:p>
          </table:table-cell>
          <table:table-cell office:value-type="float" office:value="0.79848711262349" calcext:value-type="float">
            <text:p>0.79848711262349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-0.678720047320012" calcext:value-type="float">
            <text:p>-0.678720047320012</text:p>
          </table:table-cell>
          <table:table-cell office:value-type="float" office:value="0.734397097874113" calcext:value-type="float">
            <text:p>0.734397097874113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-0.7486466455974" calcext:value-type="float">
            <text:p>-0.7486466455974</text:p>
          </table:table-cell>
          <table:table-cell office:value-type="float" office:value="0.662969230082182" calcext:value-type="float">
            <text:p>0.66296923008218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-0.811093014061656" calcext:value-type="float">
            <text:p>-0.811093014061656</text:p>
          </table:table-cell>
          <table:table-cell office:value-type="float" office:value="0.584917192891762" calcext:value-type="float">
            <text:p>0.584917192891762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-0.865435209241112" calcext:value-type="float">
            <text:p>-0.865435209241112</text:p>
          </table:table-cell>
          <table:table-cell office:value-type="float" office:value="0.501020856457885" calcext:value-type="float">
            <text:p>0.501020856457885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-0.911130261884677" calcext:value-type="float">
            <text:p>-0.911130261884677</text:p>
          </table:table-cell>
          <table:table-cell office:value-type="float" office:value="0.412118485241757" calcext:value-type="float">
            <text:p>0.4121184852417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0.947721602131112" calcext:value-type="float">
            <text:p>-0.947721602131112</text:p>
          </table:table-cell>
          <table:table-cell office:value-type="float" office:value="0.319098362349352" calcext:value-type="float">
            <text:p>0.31909836234935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-0.974843621404164" calcext:value-type="float">
            <text:p>-0.974843621404164</text:p>
          </table:table-cell>
          <table:table-cell office:value-type="float" office:value="0.222889914100246" calcext:value-type="float">
            <text:p>0.222889914100246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-0.992225325452603" calcext:value-type="float">
            <text:p>-0.992225325452603</text:p>
          </table:table-cell>
          <table:table-cell office:value-type="float" office:value="0.124454423507062" calcext:value-type="float">
            <text:p>0.124454423507062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-0.999693042035207" calcext:value-type="float">
            <text:p>-0.999693042035207</text:p>
          </table:table-cell>
          <table:table-cell office:value-type="float" office:value="0.0247754254533578" calcext:value-type="float">
            <text:p>0.024775425453358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-0.997172156196378" calcext:value-type="float">
            <text:p>-0.997172156196378</text:p>
          </table:table-cell>
          <table:table-cell office:value-type="float" office:value="-0.0751511204618093" calcext:value-type="float">
            <text:p>-0.07515112046180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-0.984687855794127" calcext:value-type="float">
            <text:p>-0.984687855794127</text:p>
          </table:table-cell>
          <table:table-cell office:value-type="float" office:value="-0.174326781222981" calcext:value-type="float">
            <text:p>-0.174326781222981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-0.96236487983131" calcext:value-type="float">
            <text:p>-0.96236487983131</text:p>
          </table:table-cell>
          <table:table-cell office:value-type="float" office:value="-0.271760626410944" calcext:value-type="float">
            <text:p>-0.27176062641094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-0.930426272104753" calcext:value-type="float">
            <text:p>-0.930426272104753</text:p>
          </table:table-cell>
          <table:table-cell office:value-type="float" office:value="-0.366479129251928" calcext:value-type="float">
            <text:p>-0.366479129251928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-0.889191152625361" calcext:value-type="float">
            <text:p>-0.889191152625361</text:p>
          </table:table-cell>
          <table:table-cell office:value-type="float" office:value="-0.457535893775321" calcext:value-type="float">
            <text:p>-0.45753589377532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-0.839071529076452" calcext:value-type="float">
            <text:p>-0.839071529076452</text:p>
          </table:table-cell>
          <table:table-cell office:value-type="float" office:value="-0.54402111088937" calcext:value-type="float">
            <text:p>-0.544021110889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0.780568180169183" calcext:value-type="float">
            <text:p>-0.780568180169183</text:p>
          </table:table-cell>
          <table:table-cell office:value-type="float" office:value="-0.625070648892883" calcext:value-type="float">
            <text:p>-0.625070648892883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-0.714265652027199" calcext:value-type="float">
            <text:p>-0.714265652027199</text:p>
          </table:table-cell>
          <table:table-cell office:value-type="float" office:value="-0.699874687593544" calcext:value-type="float">
            <text:p>-0.699874687593544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-0.640826417594993" calcext:value-type="float">
            <text:p>-0.640826417594993</text:p>
          </table:table-cell>
          <table:table-cell office:value-type="float" office:value="-0.767685809763582" calcext:value-type="float">
            <text:p>-0.767685809763582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-0.560984257427229" calcext:value-type="float">
            <text:p>-0.560984257427229</text:p>
          </table:table-cell>
          <table:table-cell office:value-type="float" office:value="-0.827826469085654" calcext:value-type="float">
            <text:p>-0.827826469085654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-0.475536927995992" calcext:value-type="float">
            <text:p>-0.475536927995992</text:p>
          </table:table-cell>
          <table:table-cell office:value-type="float" office:value="-0.87969575997167" calcext:value-type="float">
            <text:p>-0.87969575997167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-0.385338190771828" calcext:value-type="float">
            <text:p>-0.385338190771828</text:p>
          </table:table-cell>
          <table:table-cell office:value-type="float" office:value="-0.922775421612807" calcext:value-type="float">
            <text:p>-0.922775421612807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-0.291289281721344" calcext:value-type="float">
            <text:p>-0.291289281721344</text:p>
          </table:table-cell>
          <table:table-cell office:value-type="float" office:value="-0.956635016270188" calcext:value-type="float">
            <text:p>-0.956635016270188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-0.194329906455335" calcext:value-type="float">
            <text:p>-0.194329906455335</text:p>
          </table:table-cell>
          <table:table-cell office:value-type="float" office:value="-0.980936230066492" calcext:value-type="float">
            <text:p>-0.98093623006649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-0.0954288510009507" calcext:value-type="float">
            <text:p>-0.095428851000951</text:p>
          </table:table-cell>
          <table:table-cell office:value-type="float" office:value="-0.995436253306377" calcext:value-type="float">
            <text:p>-0.995436253306377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0.00442569798805079" calcext:value-type="float">
            <text:p>0.004425697988051</text:p>
          </table:table-cell>
          <table:table-cell office:value-type="float" office:value="-0.999990206550704" calcext:value-type="float">
            <text:p>-0.999990206550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04236026865699" calcext:value-type="float">
            <text:p>0.104236026865699</text:p>
          </table:table-cell>
          <table:table-cell office:value-type="float" office:value="-0.994552588203989" calcext:value-type="float">
            <text:p>-0.994552588203989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0.203004863818752" calcext:value-type="float">
            <text:p>0.203004863818752</text:p>
          </table:table-cell>
          <table:table-cell office:value-type="float" office:value="-0.979177729151317" calcext:value-type="float">
            <text:p>-0.979177729151317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0.299745343277015" calcext:value-type="float">
            <text:p>0.299745343277015</text:p>
          </table:table-cell>
          <table:table-cell office:value-type="float" office:value="-0.954019249902089" calcext:value-type="float">
            <text:p>-0.954019249902089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0.393490866347891" calcext:value-type="float">
            <text:p>0.393490866347891</text:p>
          </table:table-cell>
          <table:table-cell office:value-type="float" office:value="-0.919328525664676" calcext:value-type="float">
            <text:p>-0.919328525664676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0.483304758753006" calcext:value-type="float">
            <text:p>0.483304758753006</text:p>
          </table:table-cell>
          <table:table-cell office:value-type="float" office:value="-0.875452174688428" calcext:value-type="float">
            <text:p>-0.87545217468842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0.568289629767975" calcext:value-type="float">
            <text:p>0.568289629767975</text:p>
          </table:table-cell>
          <table:table-cell office:value-type="float" office:value="-0.822828594968708" calcext:value-type="float">
            <text:p>-0.822828594968708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0.647596338653877" calcext:value-type="float">
            <text:p>0.647596338653877</text:p>
          </table:table-cell>
          <table:table-cell office:value-type="float" office:value="-0.761983583919032" calcext:value-type="float">
            <text:p>-0.76198358391903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0.720432478990839" calcext:value-type="float">
            <text:p>0.720432478990839</text:p>
          </table:table-cell>
          <table:table-cell office:value-type="float" office:value="-0.693525084777122" calcext:value-type="float">
            <text:p>-0.693525084777122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0.786070296141039" calcext:value-type="float">
            <text:p>0.786070296141039</text:p>
          </table:table-cell>
          <table:table-cell office:value-type="float" office:value="-0.618137112237033" calcext:value-type="float">
            <text:p>-0.618137112237033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0.843853958732492" calcext:value-type="float">
            <text:p>0.843853958732492</text:p>
          </table:table-cell>
          <table:table-cell office:value-type="float" office:value="-0.536572918000435" calcext:value-type="float">
            <text:p>-0.5365729180004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893206111509323" calcext:value-type="float">
            <text:p>0.893206111509323</text:p>
          </table:table-cell>
          <table:table-cell office:value-type="float" office:value="-0.4496474645346" calcext:value-type="float">
            <text:p>-0.4496474645346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0.933633644074638" calcext:value-type="float">
            <text:p>0.933633644074638</text:p>
          </table:table-cell>
          <table:table-cell office:value-type="float" office:value="-0.358229282236827" calcext:value-type="float">
            <text:p>-0.35822928223682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0.96473261788661" calcext:value-type="float">
            <text:p>0.96473261788661</text:p>
          </table:table-cell>
          <table:table-cell office:value-type="float" office:value="-0.263231791365801" calcext:value-type="float">
            <text:p>-0.26323179136580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0.986192302278864" calcext:value-type="float">
            <text:p>0.986192302278864</text:p>
          </table:table-cell>
          <table:table-cell office:value-type="float" office:value="-0.165604175448309" calcext:value-type="float">
            <text:p>-0.16560417544830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0.997798279178581" calcext:value-type="float">
            <text:p>0.997798279178581</text:p>
          </table:table-cell>
          <table:table-cell office:value-type="float" office:value="-0.0663218973512007" calcext:value-type="float">
            <text:p>-0.066321897351201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999434585501005" calcext:value-type="float">
            <text:p>0.999434585501005</text:p>
          </table:table-cell>
          <table:table-cell office:value-type="float" office:value="0.0336230472211385" calcext:value-type="float">
            <text:p>0.033623047221139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0.991084871814253" calcext:value-type="float">
            <text:p>0.991084871814253</text:p>
          </table:table-cell>
          <table:table-cell office:value-type="float" office:value="0.133232041419944" calcext:value-type="float">
            <text:p>0.133232041419944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0.972832565697435" calcext:value-type="float">
            <text:p>0.972832565697435</text:p>
          </table:table-cell>
          <table:table-cell office:value-type="float" office:value="0.231509825101539" calcext:value-type="float">
            <text:p>0.231509825101539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0.944860038159861" calcext:value-type="float">
            <text:p>0.944860038159861</text:p>
          </table:table-cell>
          <table:table-cell office:value-type="float" office:value="0.327474439137693" calcext:value-type="float">
            <text:p>0.327474439137693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0.907446781450196" calcext:value-type="float">
            <text:p>0.907446781450196</text:p>
          </table:table-cell>
          <table:table-cell office:value-type="float" office:value="0.420167036826641" calcext:value-type="float">
            <text:p>0.4201670368266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860966616462306" calcext:value-type="float">
            <text:p>0.860966616462306</text:p>
          </table:table-cell>
          <table:table-cell office:value-type="float" office:value="0.508661464372375" calcext:value-type="float">
            <text:p>0.508661464372375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0.80588395764045" calcext:value-type="float">
            <text:p>0.80588395764045</text:p>
          </table:table-cell>
          <table:table-cell office:value-type="float" office:value="0.592073514707225" calcext:value-type="float">
            <text:p>0.59207351470722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0.74274917270367" calcext:value-type="float">
            <text:p>0.74274917270367</text:p>
          </table:table-cell>
          <table:table-cell office:value-type="float" office:value="0.669569762196602" calcext:value-type="float">
            <text:p>0.669569762196602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0.672193083553468" calcext:value-type="float">
            <text:p>0.672193083553468</text:p>
          </table:table-cell>
          <table:table-cell office:value-type="float" office:value="0.740375889952449" calcext:value-type="float">
            <text:p>0.740375889952449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0.594920663309892" calcext:value-type="float">
            <text:p>0.594920663309892</text:p>
          </table:table-cell>
          <table:table-cell office:value-type="float" office:value="0.803784426551621" calcext:value-type="float">
            <text:p>0.803784426551621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0.511703992453147" calcext:value-type="float">
            <text:p>0.511703992453147</text:p>
          </table:table-cell>
          <table:table-cell office:value-type="float" office:value="0.859161814856497" calcext:value-type="float">
            <text:p>0.859161814856497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0.423374544450664" calcext:value-type="float">
            <text:p>0.423374544450664</text:p>
          </table:table-cell>
          <table:table-cell office:value-type="float" office:value="0.905954742308463" calcext:value-type="float">
            <text:p>0.905954742308463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0.330814877949047" calcext:value-type="float">
            <text:p>0.330814877949047</text:p>
          </table:table-cell>
          <table:table-cell office:value-type="float" office:value="0.943695669444105" calcext:value-type="float">
            <text:p>0.943695669444105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0.234949818539823" calcext:value-type="float">
            <text:p>0.234949818539823</text:p>
          </table:table-cell>
          <table:table-cell office:value-type="float" office:value="0.972007501394976" calcext:value-type="float">
            <text:p>0.972007501394976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136737218207834" calcext:value-type="float">
            <text:p>0.136737218207834</text:p>
          </table:table-cell>
          <table:table-cell office:value-type="float" office:value="0.99060735569487" calcext:value-type="float">
            <text:p>0.990607355694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371583847908246" calcext:value-type="float">
            <text:p>0.037158384790825</text:p>
          </table:table-cell>
          <table:table-cell office:value-type="float" office:value="0.999309388747918" calcext:value-type="float">
            <text:p>0.999309388747918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-0.0627917229240835" calcext:value-type="float">
            <text:p>-0.062791722924084</text:p>
          </table:table-cell>
          <table:table-cell office:value-type="float" office:value="0.998026652716362" calcext:value-type="float">
            <text:p>0.998026652716362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-0.162114436499718" calcext:value-type="float">
            <text:p>-0.162114436499718</text:p>
          </table:table-cell>
          <table:table-cell office:value-type="float" office:value="0.986771964274613" calcext:value-type="float">
            <text:p>0.986771964274613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-0.259817356213756" calcext:value-type="float">
            <text:p>-0.259817356213756</text:p>
          </table:table-cell>
          <table:table-cell office:value-type="float" office:value="0.965657776549277" calcext:value-type="float">
            <text:p>0.965657776549277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-0.354924266788705" calcext:value-type="float">
            <text:p>-0.354924266788705</text:p>
          </table:table-cell>
          <table:table-cell office:value-type="float" office:value="0.934895055524683" calcext:value-type="float">
            <text:p>0.93489505552468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-0.446484891412267" calcext:value-type="float">
            <text:p>-0.446484891412267</text:p>
          </table:table-cell>
          <table:table-cell office:value-type="float" office:value="0.894791172140503" calcext:value-type="float">
            <text:p>0.894791172140503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-0.533584386589119" calcext:value-type="float">
            <text:p>-0.533584386589119</text:p>
          </table:table-cell>
          <table:table-cell office:value-type="float" office:value="0.845746831142933" calcext:value-type="float">
            <text:p>0.845746831142933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-0.615352482954721" calcext:value-type="float">
            <text:p>-0.615352482954721</text:p>
          </table:table-cell>
          <table:table-cell office:value-type="float" office:value="0.788252067375316" calcext:value-type="float">
            <text:p>0.788252067375316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-0.690972180719126" calcext:value-type="float">
            <text:p>-0.690972180719126</text:p>
          </table:table-cell>
          <table:table-cell office:value-type="float" office:value="0.722881349511976" calcext:value-type="float">
            <text:p>0.722881349511976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-0.759687912858821" calcext:value-type="float">
            <text:p>-0.759687912858821</text:p>
          </table:table-cell>
          <table:table-cell office:value-type="float" office:value="0.650287840157117" calcext:value-type="float">
            <text:p>0.650287840157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820813094492669" calcext:value-type="float">
            <text:p>-0.820813094492669</text:p>
          </table:table-cell>
          <table:table-cell office:value-type="float" office:value="0.571196869659987" calcext:value-type="float">
            <text:p>0.571196869659987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-0.873736983011081" calcext:value-type="float">
            <text:p>-0.873736983011081</text:p>
          </table:table-cell>
          <table:table-cell office:value-type="float" office:value="0.486398688853798" calcext:value-type="float">
            <text:p>0.486398688853798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-0.917930780414293" calcext:value-type="float">
            <text:p>-0.917930780414293</text:p>
          </table:table-cell>
          <table:table-cell office:value-type="float" office:value="0.396740573130612" calcext:value-type="float">
            <text:p>0.396740573130612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-0.95295291688718" calcext:value-type="float">
            <text:p>-0.95295291688718</text:p>
          </table:table-cell>
          <table:table-cell office:value-type="float" office:value="0.303118356745702" calcext:value-type="float">
            <text:p>0.303118356745702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-0.978453462818884" calcext:value-type="float">
            <text:p>-0.978453462818884</text:p>
          </table:table-cell>
          <table:table-cell office:value-type="float" office:value="0.206467481937797" calcext:value-type="float">
            <text:p>0.206467481937797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-0.994177625183815" calcext:value-type="float">
            <text:p>-0.994177625183815</text:p>
          </table:table-cell>
          <table:table-cell office:value-type="float" office:value="0.107753652299442" calcext:value-type="float">
            <text:p>0.107753652299442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-0.99996829334934" calcext:value-type="float">
            <text:p>-0.99996829334934</text:p>
          </table:table-cell>
          <table:table-cell office:value-type="float" office:value="0.00796318378593557" calcext:value-type="float">
            <text:p>0.007963183785936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-0.995767608873289" calcext:value-type="float">
            <text:p>-0.995767608873289</text:p>
          </table:table-cell>
          <table:table-cell office:value-type="float" office:value="-0.0919068502276816" calcext:value-type="float">
            <text:p>-0.091906850227682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-0.981617543606384" calcext:value-type="float">
            <text:p>-0.981617543606384</text:p>
          </table:table-cell>
          <table:table-cell office:value-type="float" office:value="-0.190858581374189" calcext:value-type="float">
            <text:p>-0.190858581374189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-0.957659480323385" calcext:value-type="float">
            <text:p>-0.957659480323385</text:p>
          </table:table-cell>
          <table:table-cell office:value-type="float" office:value="-0.287903316665065" calcext:value-type="float">
            <text:p>-0.2879033166650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92413280007313" calcext:value-type="float">
            <text:p>-0.92413280007313</text:p>
          </table:table-cell>
          <table:table-cell office:value-type="float" office:value="-0.382071417184009" calcext:value-type="float">
            <text:p>-0.382071417184009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-0.881372490362235" calcext:value-type="float">
            <text:p>-0.881372490362235</text:p>
          </table:table-cell>
          <table:table-cell office:value-type="float" office:value="-0.472421986398466" calcext:value-type="float">
            <text:p>-0.472421986398466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-0.829805798070649" calcext:value-type="float">
            <text:p>-0.829805798070649</text:p>
          </table:table-cell>
          <table:table-cell office:value-type="float" office:value="-0.558052271286779" calcext:value-type="float">
            <text:p>-0.558052271286779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-0.769947960542069" calcext:value-type="float">
            <text:p>-0.769947960542069</text:p>
          </table:table-cell>
          <table:table-cell office:value-type="float" office:value="-0.63810668234795" calcext:value-type="float">
            <text:p>-0.63810668234795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-0.702397057502713" calcext:value-type="float">
            <text:p>-0.702397057502713</text:p>
          </table:table-cell>
          <table:table-cell office:value-type="float" office:value="-0.711785342369123" calcext:value-type="float">
            <text:p>-0.711785342369123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-0.627828035246386" calcext:value-type="float">
            <text:p>-0.627828035246386</text:p>
          </table:table-cell>
          <table:table-cell office:value-type="float" office:value="-0.778352078534298" calcext:value-type="float">
            <text:p>-0.77835207853429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-0.546985962794236" calcext:value-type="float">
            <text:p>-0.546985962794236</text:p>
          </table:table-cell>
          <table:table-cell office:value-type="float" office:value="-0.837141778019747" calcext:value-type="float">
            <text:p>-0.83714177801974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-0.460678587411363" calcext:value-type="float">
            <text:p>-0.460678587411363</text:p>
          </table:table-cell>
          <table:table-cell office:value-type="float" office:value="-0.887567033581504" calcext:value-type="float">
            <text:p>-0.887567033581504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-0.36976826386317" calcext:value-type="float">
            <text:p>-0.36976826386317</text:p>
          </table:table-cell>
          <table:table-cell office:value-type="float" office:value="-0.92912401273437" calcext:value-type="float">
            <text:p>-0.92912401273437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-0.275163338051597" calcext:value-type="float">
            <text:p>-0.275163338051597</text:p>
          </table:table-cell>
          <table:table-cell office:value-type="float" office:value="-0.961397491879557" calcext:value-type="float">
            <text:p>-0.9613974918795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177809071123116" calcext:value-type="float">
            <text:p>-0.177809071123116</text:p>
          </table:table-cell>
          <table:table-cell office:value-type="float" office:value="-0.984065005081643" calcext:value-type="float">
            <text:p>-0.98406500508164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-0.0786781947318401" calcext:value-type="float">
            <text:p>-0.07867819473184</text:p>
          </table:table-cell>
          <table:table-cell office:value-type="float" office:value="-0.996900066041596" calcext:value-type="float">
            <text:p>-0.996900066041596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021238808173646" calcext:value-type="float">
            <text:p>0.021238808173646</text:p>
          </table:table-cell>
          <table:table-cell office:value-type="float" office:value="-0.999774431073011" calcext:value-type="float">
            <text:p>-0.999774431073011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0.120943599928478" calcext:value-type="float">
            <text:p>0.120943599928478</text:p>
          </table:table-cell>
          <table:table-cell office:value-type="float" office:value="-0.992659380470633" calcext:value-type="float">
            <text:p>-0.992659380470633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0.219439963211459" calcext:value-type="float">
            <text:p>0.219439963211459</text:p>
          </table:table-cell>
          <table:table-cell office:value-type="float" office:value="-0.975626005468158" calcext:value-type="float">
            <text:p>-0.975626005468158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.315743754919243" calcext:value-type="float">
            <text:p>0.315743754919243</text:p>
          </table:table-cell>
          <table:table-cell office:value-type="float" office:value="-0.948844497918124" calcext:value-type="float">
            <text:p>-0.948844497918124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0.40889273939888" calcext:value-type="float">
            <text:p>0.40889273939888</text:p>
          </table:table-cell>
          <table:table-cell office:value-type="float" office:value="-0.912582449791185" calcext:value-type="float">
            <text:p>-0.912582449791185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0.497956202788415" calcext:value-type="float">
            <text:p>0.497956202788415</text:p>
          </table:table-cell>
          <table:table-cell office:value-type="float" office:value="-0.867202179485581" calcext:value-type="float">
            <text:p>-0.867202179485581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0.582044252402125" calcext:value-type="float">
            <text:p>0.582044252402125</text:p>
          </table:table-cell>
          <table:table-cell office:value-type="float" office:value="-0.813157111661486" calcext:value-type="float">
            <text:p>-0.813157111661486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66031670824408" calcext:value-type="float">
            <text:p>0.66031670824408</text:p>
          </table:table-cell>
          <table:table-cell office:value-type="float" office:value="-0.750987246771676" calcext:value-type="float">
            <text:p>-0.7509872467716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731991497808947" calcext:value-type="float">
            <text:p>0.731991497808947</text:p>
          </table:table-cell>
          <table:table-cell office:value-type="float" office:value="-0.6813137655555" calcext:value-type="float">
            <text:p>-0.6813137655555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796352470291923" calcext:value-type="float">
            <text:p>0.796352470291923</text:p>
          </table:table-cell>
          <table:table-cell office:value-type="float" office:value="-0.604832822406284" calcext:value-type="float">
            <text:p>-0.604832822406284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0.852756552130873" calcext:value-type="float">
            <text:p>0.852756552130873</text:p>
          </table:table-cell>
          <table:table-cell office:value-type="float" office:value="-0.522308589626732" calcext:value-type="float">
            <text:p>-0.522308589626732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0.90064017238477" calcext:value-type="float">
            <text:p>0.90064017238477</text:p>
          </table:table-cell>
          <table:table-cell office:value-type="float" office:value="-0.434565622071893" calcext:value-type="float">
            <text:p>-0.434565622071893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0.939524893748256" calcext:value-type="float">
            <text:p>0.939524893748256</text:p>
          </table:table-cell>
          <table:table-cell office:value-type="float" office:value="-0.342480618469613" calcext:value-type="float">
            <text:p>-0.342480618469613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0.96902219293905" calcext:value-type="float">
            <text:p>0.96902219293905</text:p>
          </table:table-cell>
          <table:table-cell office:value-type="float" office:value="-0.246973661736621" calcext:value-type="float">
            <text:p>-0.246973661736621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0.988837342694146" calcext:value-type="float">
            <text:p>0.988837342694146</text:p>
          </table:table-cell>
          <table:table-cell office:value-type="float" office:value="-0.148999025814199" calcext:value-type="float">
            <text:p>-0.14899902581419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0.99877235658721" calcext:value-type="float">
            <text:p>0.99877235658721</text:p>
          </table:table-cell>
          <table:table-cell office:value-type="float" office:value="-0.0495356408783674" calcext:value-type="float">
            <text:p>-0.04953564087836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0.998727967243501" calcext:value-type="float">
            <text:p>0.998727967243501</text:p>
          </table:table-cell>
          <table:table-cell office:value-type="float" office:value="0.0504226878068148" calcext:value-type="float">
            <text:p>0.050422687806815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988704618186669" calcext:value-type="float">
            <text:p>0.988704618186669</text:p>
          </table:table-cell>
          <table:table-cell office:value-type="float" office:value="0.149877209662952" calcext:value-type="float">
            <text:p>0.1498772096629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96880245940721" calcext:value-type="float">
            <text:p>0.96880245940721</text:p>
          </table:table-cell>
          <table:table-cell office:value-type="float" office:value="0.24783420798296" calcext:value-type="float">
            <text:p>0.24783420798296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0.93922034669687" calcext:value-type="float">
            <text:p>0.93922034669687</text:p>
          </table:table-cell>
          <table:table-cell office:value-type="float" office:value="0.343314928819899" calcext:value-type="float">
            <text:p>0.343314928819899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0.900253854747304" calcext:value-type="float">
            <text:p>0.900253854747304</text:p>
          </table:table-cell>
          <table:table-cell office:value-type="float" office:value="0.435365360372893" calcext:value-type="float">
            <text:p>0.43536536037289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0.852292323865462" calcext:value-type="float">
            <text:p>0.852292323865462</text:p>
          </table:table-cell>
          <table:table-cell office:value-type="float" office:value="0.523065765157699" calcext:value-type="float">
            <text:p>0.523065765157699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0.795814969813944" calcext:value-type="float">
            <text:p>0.795814969813944</text:p>
          </table:table-cell>
          <table:table-cell office:value-type="float" office:value="0.605539869719601" calcext:value-type="float">
            <text:p>0.605539869719601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0.731386095645497" calcext:value-type="float">
            <text:p>0.731386095645497</text:p>
          </table:table-cell>
          <table:table-cell office:value-type="float" office:value="0.681963620068136" calcext:value-type="float">
            <text:p>0.68196362006813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0.659649453373459" calcext:value-type="float">
            <text:p>0.659649453373459</text:p>
          </table:table-cell>
          <table:table-cell office:value-type="float" office:value="0.751573415352151" calcext:value-type="float">
            <text:p>0.751573415352151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0.581321811814436" calcext:value-type="float">
            <text:p>0.581321811814436</text:p>
          </table:table-cell>
          <table:table-cell office:value-type="float" office:value="0.813673737507105" calcext:value-type="float">
            <text:p>0.813673737507105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497185794871202" calcext:value-type="float">
            <text:p>0.497185794871202</text:p>
          </table:table-cell>
          <table:table-cell office:value-type="float" office:value="0.867644100641669" calcext:value-type="float">
            <text:p>0.867644100641669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0.408082061813392" calcext:value-type="float">
            <text:p>0.408082061813392</text:p>
          </table:table-cell>
          <table:table-cell office:value-type="float" office:value="0.912945250727628" calcext:value-type="float">
            <text:p>0.912945250727628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9:38:57.707937080</meta:creation-date>
    <dc:date>2019-11-29T19:47:23.453743360</dc:date>
    <meta:editing-duration>PT8M27S</meta:editing-duration>
    <meta:editing-cycles>1</meta:editing-cycles>
    <meta:document-statistic meta:table-count="2" meta:cell-count="1407" meta:object-count="0"/>
    <meta:generator>LibreOffice/6.0.7.3$Linux_X86_64 LibreOffice_project/00m0$Build-3</meta:generator>
  </office:meta>
</office:document-meta>
</file>